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text-properties officeooo:paragraph-rsid="006c2c40"/>
    </style:style>
    <style:style style:name="P18" style:family="paragraph" style:parent-style-name="Text_20_body">
      <style:text-properties officeooo:paragraph-rsid="006c8658"/>
    </style:style>
    <style:style style:name="P19" style:family="paragraph" style:parent-style-name="Text_20_body">
      <style:text-properties officeooo:paragraph-rsid="006de052"/>
    </style:style>
    <style:style style:name="P20" style:family="paragraph" style:parent-style-name="Text_20_body">
      <style:text-properties officeooo:paragraph-rsid="006e2449"/>
    </style:style>
    <style:style style:name="P21" style:family="paragraph" style:parent-style-name="Text_20_body">
      <style:text-properties officeooo:paragraph-rsid="00766915"/>
    </style:style>
    <style:style style:name="P22" style:family="paragraph" style:parent-style-name="Text_20_body">
      <style:text-properties officeooo:paragraph-rsid="007d5639"/>
    </style:style>
    <style:style style:name="P23" style:family="paragraph" style:parent-style-name="Text_20_body">
      <style:text-properties officeooo:paragraph-rsid="008bc171"/>
    </style:style>
    <style:style style:name="P24" style:family="paragraph" style:parent-style-name="Text_20_body">
      <style:text-properties officeooo:paragraph-rsid="009494b1"/>
    </style:style>
    <style:style style:name="P25" style:family="paragraph" style:parent-style-name="Text_20_body">
      <style:text-properties officeooo:paragraph-rsid="0094d8d9"/>
    </style:style>
    <style:style style:name="P26" style:family="paragraph" style:parent-style-name="Text_20_body">
      <style:text-properties officeooo:paragraph-rsid="009a5a2a"/>
    </style:style>
    <style:style style:name="P27" style:family="paragraph" style:parent-style-name="Text_20_body">
      <style:text-properties officeooo:paragraph-rsid="009c4c4d"/>
    </style:style>
    <style:style style:name="P28" style:family="paragraph" style:parent-style-name="Text_20_body">
      <style:text-properties officeooo:paragraph-rsid="00a1ace6"/>
    </style:style>
    <style:style style:name="P29" style:family="paragraph" style:parent-style-name="Text_20_body">
      <style:text-properties officeooo:paragraph-rsid="00aaac02"/>
    </style:style>
    <style:style style:name="P30" style:family="paragraph" style:parent-style-name="Text_20_body">
      <style:text-properties officeooo:paragraph-rsid="00b09de6"/>
    </style:style>
    <style:style style:name="P31" style:family="paragraph" style:parent-style-name="Text_20_body">
      <style:text-properties officeooo:paragraph-rsid="00b39899"/>
    </style:style>
    <style:style style:name="P32" style:family="paragraph" style:parent-style-name="Text_20_body">
      <style:text-properties officeooo:paragraph-rsid="00c38124"/>
    </style:style>
    <style:style style:name="P33" style:family="paragraph" style:parent-style-name="Text_20_body">
      <style:text-properties officeooo:paragraph-rsid="00c4ad28"/>
    </style:style>
    <style:style style:name="P34" style:family="paragraph" style:parent-style-name="Text_20_body">
      <style:text-properties officeooo:paragraph-rsid="00c595a4"/>
    </style:style>
    <style:style style:name="P35" style:family="paragraph" style:parent-style-name="Text_20_body">
      <style:text-properties officeooo:paragraph-rsid="00c5a1c7"/>
    </style:style>
    <style:style style:name="P36" style:family="paragraph" style:parent-style-name="Text_20_body">
      <style:text-properties officeooo:paragraph-rsid="00c96220"/>
    </style:style>
    <style:style style:name="P37" style:family="paragraph" style:parent-style-name="Text_20_body">
      <style:text-properties officeooo:paragraph-rsid="00ca7c42"/>
    </style:style>
    <style:style style:name="P38" style:family="paragraph" style:parent-style-name="Text_20_body">
      <style:text-properties officeooo:paragraph-rsid="00cab2b0"/>
    </style:style>
    <style:style style:name="P39" style:family="paragraph" style:parent-style-name="Text_20_body">
      <style:text-properties officeooo:paragraph-rsid="00cca6b6"/>
    </style:style>
    <style:style style:name="P40" style:family="paragraph" style:parent-style-name="Text_20_body">
      <style:text-properties officeooo:paragraph-rsid="00d25253"/>
    </style:style>
    <style:style style:name="P41" style:family="paragraph" style:parent-style-name="Text_20_body">
      <style:text-properties fo:font-weight="normal" style:font-weight-asian="normal" style:font-weight-complex="normal"/>
    </style:style>
    <style:style style:name="P42" style:family="paragraph" style:parent-style-name="Text_20_body">
      <style:text-properties officeooo:paragraph-rsid="00df6893"/>
    </style:style>
    <style:style style:name="P43" style:family="paragraph" style:parent-style-name="Text_20_body">
      <style:text-properties officeooo:paragraph-rsid="00e1ce3c"/>
    </style:style>
    <style:style style:name="P44" style:family="paragraph" style:parent-style-name="Text_20_body">
      <style:text-properties officeooo:paragraph-rsid="00e1ea05"/>
    </style:style>
    <style:style style:name="P45" style:family="paragraph" style:parent-style-name="Text_20_body">
      <style:text-properties officeooo:paragraph-rsid="00e3c689"/>
    </style:style>
    <style:style style:name="P46" style:family="paragraph" style:parent-style-name="Text_20_body">
      <style:text-properties officeooo:paragraph-rsid="00e4628b"/>
    </style:style>
    <style:style style:name="P47" style:family="paragraph" style:parent-style-name="Text_20_body">
      <style:text-properties officeooo:paragraph-rsid="00e4bb68"/>
    </style:style>
    <style:style style:name="P48" style:family="paragraph" style:parent-style-name="Text_20_body">
      <style:text-properties officeooo:paragraph-rsid="00e84d94"/>
    </style:style>
    <style:style style:name="P49" style:family="paragraph" style:parent-style-name="Text_20_body">
      <style:text-properties officeooo:paragraph-rsid="00eb0ed1"/>
    </style:style>
    <style:style style:name="P50" style:family="paragraph" style:parent-style-name="Text_20_body">
      <style:text-properties officeooo:paragraph-rsid="00eef302"/>
    </style:style>
    <style:style style:name="P51" style:family="paragraph" style:parent-style-name="Text_20_body">
      <style:text-properties officeooo:paragraph-rsid="00f5e236"/>
    </style:style>
    <style:style style:name="P52" style:family="paragraph" style:parent-style-name="Text_20_body">
      <style:text-properties officeooo:paragraph-rsid="00ff0722"/>
    </style:style>
    <style:style style:name="P53" style:family="paragraph" style:parent-style-name="Text_20_body">
      <style:text-properties officeooo:paragraph-rsid="00ffff48"/>
    </style:style>
    <style:style style:name="P54" style:family="paragraph" style:parent-style-name="Text_20_body">
      <style:text-properties officeooo:paragraph-rsid="01005844"/>
    </style:style>
    <style:style style:name="P55" style:family="paragraph" style:parent-style-name="Heading_20_3">
      <style:text-properties officeooo:paragraph-rsid="000f50f9"/>
    </style:style>
    <style:style style:name="P56" style:family="paragraph" style:parent-style-name="Heading_20_3">
      <style:paragraph-properties fo:text-align="center" style:justify-single-word="false"/>
      <style:text-properties officeooo:paragraph-rsid="000f50f9"/>
    </style:style>
    <style:style style:name="P57"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58"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59"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60"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61"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62"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63"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64"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65"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66"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67"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6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6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7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7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72" style:family="paragraph" style:parent-style-name="Text_20_body">
      <style:paragraph-properties fo:margin-left="0.9846in" fo:margin-right="0in" fo:text-indent="0in" style:auto-text-indent="false"/>
    </style:style>
    <style:style style:name="P73" style:family="paragraph" style:parent-style-name="Text_20_body">
      <style:paragraph-properties fo:margin-left="0.9846in" fo:margin-right="0in" fo:text-indent="0in" style:auto-text-indent="false"/>
      <style:text-properties officeooo:paragraph-rsid="0029820e"/>
    </style:style>
    <style:style style:name="P74" style:family="paragraph" style:parent-style-name="Text_20_body">
      <style:paragraph-properties fo:margin-left="0.9846in" fo:margin-right="0in" fo:text-indent="0in" style:auto-text-indent="false"/>
      <style:text-properties officeooo:paragraph-rsid="002eadc6"/>
    </style:style>
    <style:style style:name="P75" style:family="paragraph" style:parent-style-name="Text_20_body">
      <style:paragraph-properties fo:margin-left="0.9846in" fo:margin-right="0in" fo:text-indent="0in" style:auto-text-indent="false"/>
      <style:text-properties officeooo:paragraph-rsid="00388490"/>
    </style:style>
    <style:style style:name="P76" style:family="paragraph" style:parent-style-name="Text_20_body">
      <style:paragraph-properties fo:margin-left="0.9846in" fo:margin-right="0in" fo:text-indent="0in" style:auto-text-indent="false"/>
      <style:text-properties officeooo:paragraph-rsid="003b455e"/>
    </style:style>
    <style:style style:name="P77" style:family="paragraph" style:parent-style-name="Text_20_body">
      <style:paragraph-properties fo:margin-left="0.9846in" fo:margin-right="0in" fo:text-indent="0in" style:auto-text-indent="false"/>
      <style:text-properties officeooo:paragraph-rsid="0052143e"/>
    </style:style>
    <style:style style:name="P78" style:family="paragraph" style:parent-style-name="Text_20_body">
      <style:paragraph-properties fo:margin-left="0.9846in" fo:margin-right="0in" fo:text-indent="0in" style:auto-text-indent="false"/>
      <style:text-properties officeooo:paragraph-rsid="006de052"/>
    </style:style>
    <style:style style:name="P79" style:family="paragraph" style:parent-style-name="Text_20_body">
      <style:paragraph-properties fo:margin-left="0.9846in" fo:margin-right="0in" fo:text-indent="0in" style:auto-text-indent="false"/>
      <style:text-properties officeooo:paragraph-rsid="00c595a4"/>
    </style:style>
    <style:style style:name="P80" style:family="paragraph" style:parent-style-name="Text_20_body">
      <style:paragraph-properties fo:margin-left="0.9846in" fo:margin-right="0in" fo:text-indent="0in" style:auto-text-indent="false"/>
      <style:text-properties officeooo:paragraph-rsid="00c5a1c7"/>
    </style:style>
    <style:style style:name="P81" style:family="paragraph" style:parent-style-name="Text_20_body">
      <style:paragraph-properties fo:margin-left="0.9846in" fo:margin-right="0in" fo:text-indent="0in" style:auto-text-indent="false"/>
      <style:text-properties officeooo:paragraph-rsid="00c96220"/>
    </style:style>
    <style:style style:name="P82" style:family="paragraph" style:parent-style-name="Text_20_body">
      <style:paragraph-properties fo:margin-left="0.9846in" fo:margin-right="0in" fo:text-indent="0in" style:auto-text-indent="false"/>
      <style:text-properties officeooo:paragraph-rsid="00ca7c42"/>
    </style:style>
    <style:style style:name="P83" style:family="paragraph" style:parent-style-name="Text_20_body">
      <style:paragraph-properties fo:margin-left="0.9846in" fo:margin-right="0in" fo:text-indent="0in" style:auto-text-indent="false"/>
      <style:text-properties officeooo:paragraph-rsid="00cab2b0"/>
    </style:style>
    <style:style style:name="P84" style:family="paragraph" style:parent-style-name="Text_20_body">
      <style:paragraph-properties fo:margin-left="0.9846in" fo:margin-right="0in" fo:text-indent="0in" style:auto-text-indent="false"/>
      <style:text-properties officeooo:rsid="00cab2b0" officeooo:paragraph-rsid="00cab2b0"/>
    </style:style>
    <style:style style:name="P85" style:family="paragraph" style:parent-style-name="Text_20_body">
      <style:paragraph-properties fo:margin-left="0.9846in" fo:margin-right="0in" fo:text-indent="0in" style:auto-text-indent="false"/>
      <style:text-properties officeooo:paragraph-rsid="00ce3615"/>
    </style:style>
    <style:style style:name="P86" style:family="paragraph" style:parent-style-name="Text_20_body">
      <style:paragraph-properties fo:margin-left="0.9846in" fo:margin-right="0in" fo:text-indent="0in" style:auto-text-indent="false"/>
      <style:text-properties officeooo:paragraph-rsid="00ff0722"/>
    </style:style>
    <style:style style:name="P87" style:family="paragraph" style:parent-style-name="indent-big">
      <style:paragraph-properties fo:text-align="start" style:justify-single-word="false"/>
      <style:text-properties fo:language="none" fo:country="none" style:language-asian="none" style:country-asian="none"/>
    </style:style>
    <style:style style:name="P88"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89"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90"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91"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92"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93"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94"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95"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96"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97"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98" style:family="paragraph" style:parent-style-name="Text_20_body">
      <style:paragraph-properties fo:margin-left="0.4925in" fo:margin-right="0in" fo:text-indent="0in" style:auto-text-indent="false"/>
      <style:text-properties officeooo:paragraph-rsid="00388490"/>
    </style:style>
    <style:style style:name="P99" style:family="paragraph" style:parent-style-name="Text_20_body">
      <style:paragraph-properties fo:margin-left="0.4925in" fo:margin-right="0in" fo:text-indent="0in" style:auto-text-indent="false"/>
      <style:text-properties officeooo:paragraph-rsid="00c4ad28"/>
    </style:style>
    <style:style style:name="P100"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101"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102"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103" style:family="paragraph" style:parent-style-name="Text_20_body">
      <style:paragraph-properties fo:margin-left="1.4772in" fo:margin-right="0in" fo:text-indent="0in" style:auto-text-indent="false"/>
    </style:style>
    <style:style style:name="P104" style:family="paragraph" style:parent-style-name="Text_20_body">
      <style:paragraph-properties fo:margin-left="1.4772in" fo:margin-right="0in" fo:text-indent="0in" style:auto-text-indent="false"/>
      <style:text-properties officeooo:paragraph-rsid="006c8658"/>
    </style:style>
    <style:style style:name="P105" style:family="paragraph" style:parent-style-name="Text_20_body">
      <style:paragraph-properties fo:margin-left="1.4772in" fo:margin-right="0in" fo:text-indent="0in" style:auto-text-indent="false"/>
      <style:text-properties officeooo:paragraph-rsid="00dfc7d6"/>
    </style:style>
    <style:style style:name="P106" style:family="paragraph" style:parent-style-name="Text_20_body">
      <style:paragraph-properties fo:margin-left="2.4618in" fo:margin-right="0in" fo:text-indent="0in" style:auto-text-indent="false"/>
    </style:style>
    <style:style style:name="P107" style:family="paragraph" style:parent-style-name="Text_20_body">
      <style:paragraph-properties fo:margin-left="2.4618in" fo:margin-right="0in" fo:text-indent="0in" style:auto-text-indent="false"/>
      <style:text-properties officeooo:paragraph-rsid="006c2c40"/>
    </style:style>
    <style:style style:name="P108" style:family="paragraph" style:parent-style-name="Text_20_body_20__28_user_29_">
      <style:paragraph-properties fo:text-align="start" style:justify-single-word="false"/>
      <style:text-properties fo:language="none" fo:country="none" style:language-asian="none" style:country-asian="none"/>
    </style:style>
    <style:style style:name="P109" style:family="paragraph" style:parent-style-name="Text_20_body">
      <style:paragraph-properties fo:margin-left="1.9693in" fo:margin-right="0in" fo:text-indent="0in" style:auto-text-indent="false"/>
    </style:style>
    <style:style style:name="P110" style:family="paragraph" style:parent-style-name="Text_20_body">
      <style:paragraph-properties fo:margin-left="3.4465in" fo:margin-right="0in" fo:text-indent="0in" style:auto-text-indent="false"/>
      <style:text-properties officeooo:paragraph-rsid="00c4ad28"/>
    </style:style>
    <style:style style:name="P111" style:family="paragraph" style:parent-style-name="Text_20_body">
      <style:text-properties officeooo:paragraph-rsid="0104d3ca"/>
    </style:style>
    <style:style style:name="P112" style:family="paragraph" style:parent-style-name="Text_20_body">
      <style:text-properties officeooo:paragraph-rsid="0107a7aa"/>
    </style:style>
    <style:style style:name="P113" style:family="paragraph" style:parent-style-name="Text_20_body">
      <style:text-properties officeooo:paragraph-rsid="0108452d"/>
    </style:style>
    <style:style style:name="P114" style:family="paragraph" style:parent-style-name="Text_20_body">
      <style:text-properties officeooo:paragraph-rsid="01094b0c"/>
    </style:style>
    <style:style style:name="P115" style:family="paragraph" style:parent-style-name="Text_20_body">
      <style:text-properties officeooo:paragraph-rsid="010c652a"/>
    </style:style>
    <style:style style:name="P116" style:family="paragraph" style:parent-style-name="Text_20_body">
      <style:paragraph-properties fo:margin-left="0.9846in" fo:margin-right="0in" fo:text-indent="0in" style:auto-text-indent="false"/>
      <style:text-properties officeooo:paragraph-rsid="0104d3ca"/>
    </style:style>
    <style:style style:name="P117"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118" style:family="paragraph" style:parent-style-name="Text_20_body">
      <style:paragraph-properties fo:margin-left="0in" fo:margin-right="0in" fo:text-align="start" style:justify-single-word="false" fo:text-indent="0in" style:auto-text-indent="false"/>
      <style:text-properties officeooo:paragraph-rsid="01013f06"/>
    </style:style>
    <style:style style:name="P119" style:family="paragraph" style:parent-style-name="Heading_20_1">
      <style:text-properties fo:language="none" fo:country="none" style:language-asian="none" style:country-asian="none"/>
    </style:style>
    <style:style style:name="P120" style:family="paragraph" style:parent-style-name="indent-big">
      <style:paragraph-properties fo:margin-left="0in" fo:margin-right="0in" fo:text-align="start" style:justify-single-word="false" fo:text-indent="0in" style:auto-text-indent="false"/>
      <style:text-properties officeooo:paragraph-rsid="01013f06"/>
    </style:style>
    <style:style style:name="P121" style:family="paragraph" style:parent-style-name="indent-big">
      <style:paragraph-properties fo:margin-left="0in" fo:margin-right="0in" fo:text-align="start" style:justify-single-word="false" fo:text-indent="0in" style:auto-text-indent="false"/>
      <style:text-properties officeooo:paragraph-rsid="010fcc3f"/>
    </style:style>
    <style:style style:name="P122" style:family="paragraph" style:parent-style-name="Heading_20_6" style:master-page-name="Standard">
      <style:paragraph-properties fo:text-align="start" style:justify-single-word="false" style:page-number="auto"/>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officeooo:rsid="00105bb5"/>
    </style:style>
    <style:style style:name="T16" style:family="text">
      <style:text-properties officeooo:rsid="0010c590"/>
    </style:style>
    <style:style style:name="T17" style:family="text">
      <style:text-properties officeooo:rsid="001160b9"/>
    </style:style>
    <style:style style:name="T18" style:family="text">
      <style:text-properties officeooo:rsid="00131786"/>
    </style:style>
    <style:style style:name="T19" style:family="text">
      <style:text-properties officeooo:rsid="00132abb"/>
    </style:style>
    <style:style style:name="T20" style:family="text">
      <style:text-properties officeooo:rsid="0015451c"/>
    </style:style>
    <style:style style:name="T21" style:family="text">
      <style:text-properties officeooo:rsid="0015fe1b"/>
    </style:style>
    <style:style style:name="T22" style:family="text">
      <style:text-properties officeooo:rsid="0016ac27"/>
    </style:style>
    <style:style style:name="T23" style:family="text">
      <style:text-properties officeooo:rsid="0016d9c1"/>
    </style:style>
    <style:style style:name="T24" style:family="text">
      <style:text-properties officeooo:rsid="00177ea2"/>
    </style:style>
    <style:style style:name="T25" style:family="text">
      <style:text-properties officeooo:rsid="001a0ff3"/>
    </style:style>
    <style:style style:name="T26" style:family="text">
      <style:text-properties officeooo:rsid="001b1cea"/>
    </style:style>
    <style:style style:name="T27" style:family="text">
      <style:text-properties officeooo:rsid="001d3f43"/>
    </style:style>
    <style:style style:name="T28" style:family="text">
      <style:text-properties officeooo:rsid="001ee9d7"/>
    </style:style>
    <style:style style:name="T29" style:family="text">
      <style:text-properties officeooo:rsid="001f2dae"/>
    </style:style>
    <style:style style:name="T30" style:family="text">
      <style:text-properties officeooo:rsid="002029b4"/>
    </style:style>
    <style:style style:name="T31" style:family="text">
      <style:text-properties officeooo:rsid="0021d915"/>
    </style:style>
    <style:style style:name="T32" style:family="text">
      <style:text-properties officeooo:rsid="00235e0f"/>
    </style:style>
    <style:style style:name="T33"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34"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35" style:family="text">
      <style:text-properties officeooo:rsid="002455f2"/>
    </style:style>
    <style:style style:name="T36" style:family="text">
      <style:text-properties officeooo:rsid="00262c81"/>
    </style:style>
    <style:style style:name="T37" style:family="text">
      <style:text-properties officeooo:rsid="0027090f"/>
    </style:style>
    <style:style style:name="T38" style:family="text">
      <style:text-properties officeooo:rsid="0027336b"/>
    </style:style>
    <style:style style:name="T39" style:family="text">
      <style:text-properties officeooo:rsid="002763ad"/>
    </style:style>
    <style:style style:name="T40" style:family="text">
      <style:text-properties officeooo:rsid="0028656c"/>
    </style:style>
    <style:style style:name="T41" style:family="text">
      <style:text-properties officeooo:rsid="0029820e"/>
    </style:style>
    <style:style style:name="T42" style:family="text">
      <style:text-properties officeooo:rsid="002a234a"/>
    </style:style>
    <style:style style:name="T43" style:family="text">
      <style:text-properties officeooo:rsid="002b575d"/>
    </style:style>
    <style:style style:name="T44" style:family="text">
      <style:text-properties officeooo:rsid="002cb16c"/>
    </style:style>
    <style:style style:name="T45" style:family="text">
      <style:text-properties officeooo:rsid="0031db1b"/>
    </style:style>
    <style:style style:name="T46" style:family="text">
      <style:text-properties officeooo:rsid="00327653"/>
    </style:style>
    <style:style style:name="T47" style:family="text">
      <style:text-properties officeooo:rsid="0033af24"/>
    </style:style>
    <style:style style:name="T48" style:family="text">
      <style:text-properties officeooo:rsid="0034424c"/>
    </style:style>
    <style:style style:name="T49" style:family="text">
      <style:text-properties officeooo:rsid="00363834"/>
    </style:style>
    <style:style style:name="T50" style:family="text">
      <style:text-properties officeooo:rsid="00375486"/>
    </style:style>
    <style:style style:name="T51" style:family="text">
      <style:text-properties officeooo:rsid="00388490"/>
    </style:style>
    <style:style style:name="T52" style:family="text">
      <style:text-properties officeooo:rsid="0039575f"/>
    </style:style>
    <style:style style:name="T53" style:family="text">
      <style:text-properties officeooo:rsid="003b455e"/>
    </style:style>
    <style:style style:name="T54" style:family="text">
      <style:text-properties officeooo:rsid="003d14fa"/>
    </style:style>
    <style:style style:name="T55" style:family="text">
      <style:text-properties officeooo:rsid="003d24c7"/>
    </style:style>
    <style:style style:name="T56" style:family="text">
      <style:text-properties officeooo:rsid="003d51bc"/>
    </style:style>
    <style:style style:name="T57" style:family="text">
      <style:text-properties officeooo:rsid="003e0318"/>
    </style:style>
    <style:style style:name="T58" style:family="text">
      <style:text-properties officeooo:rsid="00422cde"/>
    </style:style>
    <style:style style:name="T59" style:family="text">
      <style:text-properties officeooo:rsid="00461c1f"/>
    </style:style>
    <style:style style:name="T60" style:family="text">
      <style:text-properties officeooo:rsid="004b4e28"/>
    </style:style>
    <style:style style:name="T61" style:family="text">
      <style:text-properties officeooo:rsid="004b75cf"/>
    </style:style>
    <style:style style:name="T62" style:family="text">
      <style:text-properties officeooo:rsid="004cee7b"/>
    </style:style>
    <style:style style:name="T63" style:family="text">
      <style:text-properties officeooo:rsid="004eae8b"/>
    </style:style>
    <style:style style:name="T64" style:family="text">
      <style:text-properties officeooo:rsid="004f539d"/>
    </style:style>
    <style:style style:name="T65" style:family="text">
      <style:text-properties officeooo:rsid="005017ba"/>
    </style:style>
    <style:style style:name="T66" style:family="text">
      <style:text-properties officeooo:rsid="0050933c"/>
    </style:style>
    <style:style style:name="T67" style:family="text">
      <style:text-properties officeooo:rsid="0051b2c8"/>
    </style:style>
    <style:style style:name="T68" style:family="text">
      <style:text-properties officeooo:rsid="0052143e"/>
    </style:style>
    <style:style style:name="T69" style:family="text">
      <style:text-properties officeooo:rsid="00562877"/>
    </style:style>
    <style:style style:name="T70" style:family="text">
      <style:text-properties officeooo:rsid="0058dead"/>
    </style:style>
    <style:style style:name="T71" style:family="text">
      <style:text-properties officeooo:rsid="005aae29"/>
    </style:style>
    <style:style style:name="T72" style:family="text">
      <style:text-properties officeooo:rsid="005bc1cc"/>
    </style:style>
    <style:style style:name="T73" style:family="text">
      <style:text-properties officeooo:rsid="005c8e1b"/>
    </style:style>
    <style:style style:name="T74" style:family="text">
      <style:text-properties officeooo:rsid="005e6eb9"/>
    </style:style>
    <style:style style:name="T75" style:family="text">
      <style:text-properties officeooo:rsid="005fc8a6"/>
    </style:style>
    <style:style style:name="T76" style:family="text">
      <style:text-properties officeooo:rsid="0060822e"/>
    </style:style>
    <style:style style:name="T77" style:family="text">
      <style:text-properties officeooo:rsid="006236be"/>
    </style:style>
    <style:style style:name="T78" style:family="text">
      <style:text-properties officeooo:rsid="00633e55"/>
    </style:style>
    <style:style style:name="T79" style:family="text">
      <style:text-properties officeooo:rsid="0064a75b"/>
    </style:style>
    <style:style style:name="T80" style:family="text">
      <style:text-properties fo:font-variant="small-caps"/>
    </style:style>
    <style:style style:name="T81" style:family="text">
      <style:text-properties fo:font-style="normal" style:font-style-asian="normal" style:font-style-complex="normal"/>
    </style:style>
    <style:style style:name="T82" style:family="text">
      <style:text-properties fo:font-style="normal" officeooo:rsid="006b82cb" style:font-style-asian="normal" style:font-style-complex="normal"/>
    </style:style>
    <style:style style:name="T83" style:family="text">
      <style:text-properties officeooo:rsid="006b82cb"/>
    </style:style>
    <style:style style:name="T84" style:family="text">
      <style:text-properties officeooo:rsid="006c2c40"/>
    </style:style>
    <style:style style:name="T85" style:family="text">
      <style:text-properties officeooo:rsid="006c8658"/>
    </style:style>
    <style:style style:name="T86" style:family="text">
      <style:text-properties officeooo:rsid="006de052"/>
    </style:style>
    <style:style style:name="T87" style:family="text">
      <style:text-properties officeooo:rsid="006e2449"/>
    </style:style>
    <style:style style:name="T88" style:family="text">
      <style:text-properties officeooo:rsid="006edeb4"/>
    </style:style>
    <style:style style:name="T89" style:family="text">
      <style:text-properties officeooo:rsid="0070ba87"/>
    </style:style>
    <style:style style:name="T90" style:family="text">
      <style:text-properties officeooo:rsid="0072333c"/>
    </style:style>
    <style:style style:name="T91" style:family="text">
      <style:text-properties officeooo:rsid="00733e8f"/>
    </style:style>
    <style:style style:name="T92" style:family="text">
      <style:text-properties officeooo:rsid="0074d84e"/>
    </style:style>
    <style:style style:name="T93" style:family="text">
      <style:text-properties officeooo:rsid="00761e8f"/>
    </style:style>
    <style:style style:name="T94" style:family="text">
      <style:text-properties officeooo:rsid="0076508e"/>
    </style:style>
    <style:style style:name="T95" style:family="text">
      <style:text-properties officeooo:rsid="00766915"/>
    </style:style>
    <style:style style:name="T96" style:family="text">
      <style:text-properties officeooo:rsid="007864d2"/>
    </style:style>
    <style:style style:name="T97" style:family="text">
      <style:text-properties officeooo:rsid="0079dab0"/>
    </style:style>
    <style:style style:name="T98" style:family="text">
      <style:text-properties officeooo:rsid="007b7f8f"/>
    </style:style>
    <style:style style:name="T99" style:family="text">
      <style:text-properties officeooo:rsid="007d5639"/>
    </style:style>
    <style:style style:name="T100" style:family="text">
      <style:text-properties officeooo:rsid="007e01df"/>
    </style:style>
    <style:style style:name="T101" style:family="text">
      <style:text-properties officeooo:rsid="007fbcf0"/>
    </style:style>
    <style:style style:name="T102" style:family="text">
      <style:text-properties officeooo:rsid="00804d34"/>
    </style:style>
    <style:style style:name="T103" style:family="text">
      <style:text-properties officeooo:rsid="00823165"/>
    </style:style>
    <style:style style:name="T104" style:family="text">
      <style:text-properties officeooo:rsid="00835f10"/>
    </style:style>
    <style:style style:name="T105" style:family="text">
      <style:text-properties officeooo:rsid="00854601"/>
    </style:style>
    <style:style style:name="T106" style:family="text">
      <style:text-properties fo:language="ru" fo:country="RU" style:language-complex="hi" style:country-complex="IN"/>
    </style:style>
    <style:style style:name="T107" style:family="text">
      <style:text-properties fo:language="ru" fo:country="RU" officeooo:rsid="00854601" style:language-complex="hi" style:country-complex="IN"/>
    </style:style>
    <style:style style:name="T108" style:family="text">
      <style:text-properties fo:language="ru" fo:country="RU" officeooo:rsid="00866f75" style:language-complex="hi" style:country-complex="IN"/>
    </style:style>
    <style:style style:name="T109" style:family="text">
      <style:text-properties fo:language="ru" fo:country="RU" officeooo:rsid="00aef8dd" style:language-complex="hi" style:country-complex="IN"/>
    </style:style>
    <style:style style:name="T110"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11"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12" style:family="text">
      <style:text-properties fo:language="ru" fo:country="RU" fo:font-style="normal" fo:font-weight="normal" officeooo:rsid="00edf7bc" style:language-asian="none" style:country-asian="none" style:font-style-asian="normal" style:font-weight-asian="normal" style:language-complex="hi" style:country-complex="IN" style:font-style-complex="normal" style:font-weight-complex="normal"/>
    </style:style>
    <style:style style:name="T113" style:family="text">
      <style:text-properties officeooo:rsid="00866f75"/>
    </style:style>
    <style:style style:name="T114" style:family="text">
      <style:text-properties officeooo:rsid="00878ebd"/>
    </style:style>
    <style:style style:name="T115" style:family="text">
      <style:text-properties officeooo:rsid="00885efa"/>
    </style:style>
    <style:style style:name="T116" style:family="text">
      <style:text-properties officeooo:rsid="0089d02b"/>
    </style:style>
    <style:style style:name="T117" style:family="text">
      <style:text-properties officeooo:rsid="008bc171"/>
    </style:style>
    <style:style style:name="T118" style:family="text">
      <style:text-properties officeooo:rsid="008d4797"/>
    </style:style>
    <style:style style:name="T119" style:family="text">
      <style:text-properties officeooo:rsid="008e3cf3"/>
    </style:style>
    <style:style style:name="T120" style:family="text">
      <style:text-properties officeooo:rsid="00937454"/>
    </style:style>
    <style:style style:name="T121" style:family="text">
      <style:text-properties officeooo:rsid="009494b1"/>
    </style:style>
    <style:style style:name="T122" style:family="text">
      <style:text-properties officeooo:rsid="0094d8d9"/>
    </style:style>
    <style:style style:name="T123" style:family="text">
      <style:text-properties officeooo:rsid="009604e0"/>
    </style:style>
    <style:style style:name="T124" style:family="text">
      <style:text-properties officeooo:rsid="0099b814"/>
    </style:style>
    <style:style style:name="T125" style:family="text">
      <style:text-properties officeooo:rsid="009a5a2a"/>
    </style:style>
    <style:style style:name="T126" style:family="text">
      <style:text-properties officeooo:rsid="009baae0"/>
    </style:style>
    <style:style style:name="T127" style:family="text">
      <style:text-properties officeooo:rsid="009c4c4d"/>
    </style:style>
    <style:style style:name="T128" style:family="text">
      <style:text-properties officeooo:rsid="009d4d29"/>
    </style:style>
    <style:style style:name="T129" style:family="text">
      <style:text-properties officeooo:rsid="009e1fea"/>
    </style:style>
    <style:style style:name="T130" style:family="text">
      <style:text-properties officeooo:rsid="009e3ce2"/>
    </style:style>
    <style:style style:name="T131" style:family="text">
      <style:text-properties officeooo:rsid="009e873f"/>
    </style:style>
    <style:style style:name="T132" style:family="text">
      <style:text-properties officeooo:rsid="00a07f85"/>
    </style:style>
    <style:style style:name="T133" style:family="text">
      <style:text-properties officeooo:rsid="00a0ca12"/>
    </style:style>
    <style:style style:name="T134" style:family="text">
      <style:text-properties officeooo:rsid="00a1ace6"/>
    </style:style>
    <style:style style:name="T135" style:family="text">
      <style:text-properties officeooo:rsid="00a37572"/>
    </style:style>
    <style:style style:name="T136" style:family="text">
      <style:text-properties officeooo:rsid="00a49d98"/>
    </style:style>
    <style:style style:name="T137" style:family="text">
      <style:text-properties officeooo:rsid="00a8b305"/>
    </style:style>
    <style:style style:name="T138" style:family="text">
      <style:text-properties officeooo:rsid="00aa4ee9"/>
    </style:style>
    <style:style style:name="T139" style:family="text">
      <style:text-properties officeooo:rsid="00aaf337"/>
    </style:style>
    <style:style style:name="T140" style:family="text">
      <style:text-properties officeooo:rsid="00aef8dd"/>
    </style:style>
    <style:style style:name="T141" style:family="text">
      <style:text-properties officeooo:rsid="00b09de6"/>
    </style:style>
    <style:style style:name="T142" style:family="text">
      <style:text-properties officeooo:rsid="00b2e0fa"/>
    </style:style>
    <style:style style:name="T143" style:family="text">
      <style:text-properties officeooo:rsid="00b39899"/>
    </style:style>
    <style:style style:name="T144" style:family="text">
      <style:text-properties officeooo:rsid="00b472ed"/>
    </style:style>
    <style:style style:name="T145" style:family="text">
      <style:text-properties officeooo:rsid="00b56284"/>
    </style:style>
    <style:style style:name="T146" style:family="text">
      <style:text-properties officeooo:rsid="00b5f240"/>
    </style:style>
    <style:style style:name="T147" style:family="text">
      <style:text-properties officeooo:rsid="00bfcf9e"/>
    </style:style>
    <style:style style:name="T148" style:family="text">
      <style:text-properties officeooo:rsid="00c0a824"/>
    </style:style>
    <style:style style:name="T149" style:family="text">
      <style:text-properties officeooo:rsid="00c12e4b"/>
    </style:style>
    <style:style style:name="T150" style:family="text">
      <style:text-properties officeooo:rsid="00c2d48f"/>
    </style:style>
    <style:style style:name="T151" style:family="text">
      <style:text-properties officeooo:rsid="00c38124"/>
    </style:style>
    <style:style style:name="T152" style:family="text">
      <style:text-properties officeooo:rsid="00c4ad28"/>
    </style:style>
    <style:style style:name="T153" style:family="text">
      <style:text-properties officeooo:rsid="00c595a4"/>
    </style:style>
    <style:style style:name="T154" style:family="text">
      <style:text-properties officeooo:rsid="00c5a1c7"/>
    </style:style>
    <style:style style:name="T155" style:family="text">
      <style:text-properties officeooo:rsid="00c6a6fc"/>
    </style:style>
    <style:style style:name="T156" style:family="text">
      <style:text-properties officeooo:rsid="00c96220"/>
    </style:style>
    <style:style style:name="T157" style:family="text">
      <style:text-properties officeooo:rsid="00ca7c42"/>
    </style:style>
    <style:style style:name="T158" style:family="text">
      <style:text-properties officeooo:rsid="00cab2b0"/>
    </style:style>
    <style:style style:name="T159" style:family="text">
      <style:text-properties fo:font-weight="normal" style:font-weight-asian="normal" style:font-weight-complex="normal"/>
    </style:style>
    <style:style style:name="T160" style:family="text">
      <style:text-properties fo:font-weight="normal" officeooo:rsid="00d7d536" style:font-weight-asian="normal" style:font-weight-complex="normal"/>
    </style:style>
    <style:style style:name="T161" style:family="text">
      <style:text-properties fo:font-weight="normal" officeooo:rsid="00d9b0d8" style:font-weight-asian="normal" style:font-weight-complex="normal"/>
    </style:style>
    <style:style style:name="T162" style:family="text">
      <style:text-properties officeooo:rsid="00cca6b6"/>
    </style:style>
    <style:style style:name="T163" style:family="text">
      <style:text-properties officeooo:rsid="00ce3615"/>
    </style:style>
    <style:style style:name="T164" style:family="text">
      <style:text-properties officeooo:rsid="00d03fc5"/>
    </style:style>
    <style:style style:name="T165" style:family="text">
      <style:text-properties officeooo:rsid="00d23023"/>
    </style:style>
    <style:style style:name="T166" style:family="text">
      <style:text-properties officeooo:rsid="00d25253"/>
    </style:style>
    <style:style style:name="T167" style:family="text">
      <style:text-properties officeooo:rsid="00d30f16"/>
    </style:style>
    <style:style style:name="T168" style:family="text">
      <style:text-properties officeooo:rsid="00d31bf1"/>
    </style:style>
    <style:style style:name="T169" style:family="text">
      <style:text-properties officeooo:rsid="00d4f64c"/>
    </style:style>
    <style:style style:name="T170" style:family="text">
      <style:text-properties fo:font-weight="bold" style:font-weight-asian="bold" style:font-weight-complex="bold"/>
    </style:style>
    <style:style style:name="T171" style:family="text">
      <style:text-properties officeooo:rsid="00d70aab"/>
    </style:style>
    <style:style style:name="T172" style:family="text">
      <style:text-properties officeooo:rsid="00d7aa22"/>
    </style:style>
    <style:style style:name="T173" style:family="text">
      <style:text-properties officeooo:rsid="00d7d536"/>
    </style:style>
    <style:style style:name="T174" style:family="text">
      <style:text-properties officeooo:rsid="00d9b0d8"/>
    </style:style>
    <style:style style:name="T175" style:family="text">
      <style:text-properties officeooo:rsid="00dde28f"/>
    </style:style>
    <style:style style:name="T176" style:family="text">
      <style:text-properties officeooo:rsid="00dfc7d6"/>
    </style:style>
    <style:style style:name="T177" style:family="text">
      <style:text-properties officeooo:rsid="00e07a21"/>
    </style:style>
    <style:style style:name="T178" style:family="text">
      <style:text-properties officeooo:rsid="00e1ce3c"/>
    </style:style>
    <style:style style:name="T179" style:family="text">
      <style:text-properties officeooo:rsid="00e1ea05"/>
    </style:style>
    <style:style style:name="T180" style:family="text">
      <style:text-properties officeooo:rsid="00e3c689"/>
    </style:style>
    <style:style style:name="T181" style:family="text">
      <style:text-properties officeooo:rsid="00e4628b"/>
    </style:style>
    <style:style style:name="T182" style:family="text">
      <style:text-properties officeooo:rsid="00e4bb68"/>
    </style:style>
    <style:style style:name="T183" style:family="text">
      <style:text-properties officeooo:rsid="00e54357"/>
    </style:style>
    <style:style style:name="T184" style:family="text">
      <style:text-properties officeooo:rsid="00e78eef"/>
    </style:style>
    <style:style style:name="T185" style:family="text">
      <style:text-properties officeooo:rsid="00e84d94"/>
    </style:style>
    <style:style style:name="T186" style:family="text">
      <style:text-properties officeooo:rsid="00e9e5c5"/>
    </style:style>
    <style:style style:name="T187" style:family="text">
      <style:text-properties officeooo:rsid="00eb0ed1"/>
    </style:style>
    <style:style style:name="T188" style:family="text">
      <style:text-properties officeooo:rsid="00ebfa12"/>
    </style:style>
    <style:style style:name="T189" style:family="text">
      <style:text-properties officeooo:rsid="00ee147e"/>
    </style:style>
    <style:style style:name="T190" style:family="text">
      <style:text-properties officeooo:rsid="00eef302"/>
    </style:style>
    <style:style style:name="T191" style:family="text">
      <style:text-properties officeooo:rsid="00f03964"/>
    </style:style>
    <style:style style:name="T192" style:family="text">
      <style:text-properties officeooo:rsid="00f04056"/>
    </style:style>
    <style:style style:name="T193" style:family="text">
      <style:text-properties officeooo:rsid="00f23baa"/>
    </style:style>
    <style:style style:name="T194" style:family="text">
      <style:text-properties officeooo:rsid="00f2dab7"/>
    </style:style>
    <style:style style:name="T195" style:family="text">
      <style:text-properties officeooo:rsid="00f4635a"/>
    </style:style>
    <style:style style:name="T196" style:family="text">
      <style:text-properties officeooo:rsid="00f5e236"/>
    </style:style>
    <style:style style:name="T197" style:family="text">
      <style:text-properties officeooo:rsid="00f7aee9"/>
    </style:style>
    <style:style style:name="T198" style:family="text">
      <style:text-properties officeooo:rsid="00f92d47"/>
    </style:style>
    <style:style style:name="T199" style:family="text">
      <style:text-properties officeooo:rsid="00fbe8a5"/>
    </style:style>
    <style:style style:name="T200" style:family="text">
      <style:text-properties officeooo:rsid="00fd4ae5"/>
    </style:style>
    <style:style style:name="T201" style:family="text">
      <style:text-properties officeooo:rsid="00ff0722"/>
    </style:style>
    <style:style style:name="T202" style:family="text">
      <style:text-properties officeooo:rsid="00ffff48"/>
    </style:style>
    <style:style style:name="T203" style:family="text">
      <style:text-properties officeooo:rsid="01005844"/>
    </style:style>
    <style:style style:name="T204" style:family="text">
      <style:text-properties officeooo:rsid="0100c33a"/>
    </style:style>
    <style:style style:name="T205" style:family="text">
      <style:text-properties officeooo:rsid="01027d2b"/>
    </style:style>
    <style:style style:name="T206" style:family="text">
      <style:text-properties officeooo:rsid="01063295"/>
    </style:style>
    <style:style style:name="T207" style:family="text">
      <style:text-properties officeooo:rsid="01076227"/>
    </style:style>
    <style:style style:name="T208" style:family="text">
      <style:text-properties officeooo:rsid="0107a7aa"/>
    </style:style>
    <style:style style:name="T209" style:family="text">
      <style:text-properties officeooo:rsid="0108452d"/>
    </style:style>
    <style:style style:name="T210" style:family="text">
      <style:text-properties officeooo:rsid="01094b0c"/>
    </style:style>
    <style:style style:name="T211" style:family="text">
      <style:text-properties officeooo:rsid="010b7f65"/>
    </style:style>
    <style:style style:name="T212" style:family="text">
      <style:text-properties officeooo:rsid="010c652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2" text:outline-level="6">предисловие переводчика</text:h>
      <text:p text:style-name="Text_20_body">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Text_20_body">B 1975 «Круглая <text:span text:style-name="T131">Р</text:span>адуга» Томаса Пинчена не удостоилась высшей литературной награды США, Пулицеровской премии. Премиальный комитет вынес решение, что книгу читать невозможно... И я их очень понимаю: после некоторых страниц, мне приходилось откладывать её на пару дней, а то и на неделю, пока уляжется тошнота отвращения и позывы блюнуть. А иногда чувство самосохранения буквально заставляло отложить, чтобы не задохнуться от хохота.... То вдруг, среди мультяшных потасовок, врезаешься в колонну невыразимо глубокой горечи, что плющит тебя напрочь, сердце идёт вразнос и давишься ужасом от неизбежности быть частью всего этого, частью людей, и замираешь, стиснутым, лишённым слов, лишённым слёз растраченных давным-давно, а зря, они бы помогли сейчас... может быть.... </text:p>
      <text:p text:style-name="Text_20_body">Немалое число среди читающих американцев и поныне не перестают задаваться вопросом: "что она вообще такое <text:span text:style-name="Emphasis">Круглая Радуга </text:span>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 text:style-name="Emphasis">Радуги</text:span>? </text:p>
      <text:p text:style-name="Text_20_body">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 незнакомый зверь, когда он с биркой, то малос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text:soft-page-break/>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108"/>
      <text:h text:style-name="P119" text:outline-level="1"/>
      <text:h text:style-name="P119" text:outline-level="1">Круглая Радуга</text:h>
      <text:p text:style-name="P1">Посвящается Ричарду Фаринья</text:p>
      <text:h text:style-name="P56" text:outline-level="3">1</text:h>
      <text:h text:style-name="P56" text:outline-level="3">За пределами Нуля</text:h>
      <text:h text:style-name="P55"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width="6.9252in" svg:height="0.3661in" draw:z-index="1"><draw:image xlink:href="Pictures/1000000000000B720000009B428C9716555D8079.png" xlink:type="simple" xlink:show="embed" xlink:actuate="onLoad" loext:mime-type="image/png"/></draw:frame></text:p>
      <text:p text:style-name="Text_20_body"><text:s/></text:p>
      <text:p text:style-name="Text_20_body">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уже просто театр. Освещение в вагонах отключено. Нигде вообще нет света. Над ним опорные бал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text:soft-page-break/>спектакль, <text:span text:style-name="T15">закачаешься</text:span>: хрустальный дворец вдр<text:span text:style-name="T15">ызг</text:span>. Однако, в полной темноте, без проблеска света, <text:span text:style-name="T16">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15">н</text:span>ых среди прочей всячины, которую <text:span text:style-name="T17">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17">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18">трухлый</text:span> бетон, <text:span text:style-name="T18">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19">давно</text:span> минувших дней, запахи керосинных зим, воскресных дней без уличного движения, кораллоподобно <text:span text:style-name="T20">необъяснимого</text:span> живого роста, начали вписыват<text:span text:style-name="T20">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20">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21">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22">опорах</text:span> в тёмно-зелёной краске, свисают <text:span text:style-name="T23">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24">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штукатуркой, где вымерли все крысы <text:span text:style-name="T25">до единой </text:span>и только <text:span text:style-name="T26">лишь </text:span>призраки их, <text:span text:style-name="T26">недвижимые подобно</text:span> рисунк<text:span text:style-name="T26">ам</text:span> в пещере, застыли <text:span text:style-name="T26">по</text:span> стена<text:span text:style-name="T26">м</text:span> упрямым свечением… беженцев забирают партиями, на лифте—дощатая п<text:span text:style-name="T26">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27">из </text:span>этаже<text:span text:style-name="T27">й</text:span> беженцы продвигаются и <text:span text:style-name="T27">пере</text:span>ходят на коричневый пол… тут тысячи этих тихих комнат без света…. </text:p>
      <text:p text:style-name="P3"><text:soft-page-break/>Некоторые отстранённо ждут, кто-то уже делит своё невидимое помещение с другими. Не видно не зги, да, хотя <text:span text:style-name="T27">чего уж</text:span> перебирать <text:span text:style-name="T27">меблировкой</text:span>, раз <text:span text:style-name="T27">докатились</text:span> до такого? Под ногами хрустит древнейшая грязь города, последние напластования всего, что город <text:span text:style-name="T27">отжал</text:span>, чем <text:span text:style-name="T27">пуг</text:span>ал, лгал своим детям. Кому не сл<text:span text:style-name="T28">ышался этот</text:span> голос, <text:span text:style-name="T28">задушевный такой</text:span>, типа, <text:span text:style-name="T28">только между нами</text:span>: «<text:span text:style-name="T28">Да</text:span> ты <text:span text:style-name="T28">ж </text:span>и <text:span text:style-name="T28">сам </text:span>не вери<text:span text:style-name="T29">л</text:span>, <text:span text:style-name="T28">что</text:span> спасёшься. <text:span text:style-name="T30">Чего там</text:span>, теперь-<text:span text:style-name="T29">то все</text:span> мы уж<text:span text:style-name="T29">е</text:span> знаем <text:span text:style-name="T29">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30">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33">а́</text:span>м: начинает различаться сб<text:span text:style-name="T31">род</text:span> <text:span text:style-name="T31">перепившихся</text:span> <text:span text:style-name="T32">гуляк</text:span>, и в форме, и без, в обнимку с пустыми или полупустыми бутылками, <text:span text:style-name="T32">тут</text:span> развесился на стуле, <text:span text:style-name="T32">там</text:span> свернулся калачиком в нетопленном камине, вон те раскинулись на диванах, <text:span text:style-name="T32">поверх затоптанных</text:span> ковр<text:span text:style-name="T32">ов</text:span>, в шезлонгах на разных уровнях громадного зала, храпя<text:span text:style-name="T32">т</text:span> и сопя<text:span text:style-name="T32">т</text:span> на все лады <text:span text:style-name="T32">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32">тянувшиеся</text:span> вокруг горизонталы, товарищи по оружию, поразрумянились, <text:span text:style-name="T32">будто</text:span> компашка голландских мужиков, которым снится их воскрешение в следующие пару минут. </text:p>
      <text:p text:style-name="Text_20_body">По званию он Капитан, имя <text:span text:style-name="T35">Джеффри</text:span> («Пират») Прентис. Поверх него тёплое одеяло шотландской расцветки из оранжевого, ржавого, алого. У его черепа такое ощущение, словно <text:span text:style-name="T35">его</text:span> отли<text:span text:style-name="T35">ли</text:span> из металла. </text:p>
      <text:p text:style-name="Text_20_body">Прямиком над ним, на высоте четырёх метров, Тэди Блот вот-вот свалится с балкончика музыкантов, <text:span text:style-name="T35">из</text:span>брав для падения дыру, которую кто-то в грандиозном бзике прошиб несколько недель назад в эбонитовых до<text:span text:style-name="T35">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35">аккомпанемент</text:span> зазвякавших пружин сетки. Одна из ножек отлетает прочь. «Доброе утро»,– <text:span text:style-name="T35">за</text:span>мечает Пират. Блот кратко улыбается и засыпает снова, уютно укутавшись в одеяло Пирата. </text:p>
      <text:p text:style-name="Text_20_body">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35">помимо этого</text:span> шло <text:span text:style-name="T36">также</text:span> удобрение от троицы призовых Вессекских свиноматок <text:soft-page-break/>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37">с</text:span> к тому добавки из недопереваренной пищи <text:span text:style-name="T37">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37">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37">желают </text:span>хоть одним глазком <text:span text:style-name="T37">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37">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text:soft-page-break/>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38">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87"><draw:frame draw:style-name="fr1" draw:name="Image2" text:anchor-type="paragraph" svg:width="6.9252in" svg:height="0.3661in" draw:z-index="0"><draw:image xlink:href="Pictures/1000000000000B720000009B428C9716555D8079.png" xlink:type="simple" xlink:show="embed" xlink:actuate="onLoad" loext:mime-type="image/png"/></draw:frame></text:p>
      <text:p text:style-name="P57"/>
      <text:p text:style-name="P58">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text:soft-page-break/>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39">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39">Вы</text:span>жидая секунд<text:span text:style-name="T40">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73">А ну, оторви-ка свою жопу от пола,</text:p>
      <text:p text:style-name="P73">(пожуй банан-чик) </text:p>
      <text:p text:style-name="P73">Зубы почисть и вперёд, на войну! </text:p>
      <text:p text:style-name="P73">Махни на прощанье <text:span text:style-name="T41">своей </text:span>спящей стране, </text:p>
      <text:p text:style-name="P73"><text:soft-page-break/>И мечтам пошли поцелуй, </text:p>
      <text:p text:style-name="P73">Скажи Мисс Гребл, </text:p>
      <text:p text:style-name="P73">У тебя не стои́т, </text:p>
      <text:p text:style-name="P73">И не встанет до самой Победы, о, </text:p>
      <text:p text:style-name="P73">Но в мирное время всё будет торчком, </text:p>
      <text:p text:style-name="P73">(пожуй банан-чик) </text:p>
      <text:p text:style-name="P73">Вино шипучее, девульки жгучие— </text:p>
      <text:p text:style-name="P73">Осталось лишь пару немчур победить,</text:p>
      <text:p text:style-name="P73">Так улыбнись пошире, улыбкой лучшей в мире, </text:p>
      <text:p text:style-name="P73">Не заставляй нас повторять— </text:p>
      <text:p text:style-name="P73">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41">а</text:span>бичем, поперёк которо<text:span text:style-name="T41">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text:soft-page-break/>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41">по</text:span> все<text:span text:style-name="T41">м</text:span> комнат<text:span text:style-name="T41">ам</text:span> ширится, <text:s/>сменяя застойный дым ночи, <text:span text:style-name="T42">вперемешку с </text:span>алкогол<text:span text:style-name="T42">ем</text:span> и п<text:span text:style-name="T33">о́</text:span>т<text:span text:style-name="T42">ом</text:span>, хрупкий, райск<text:span text:style-name="T43">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43">но вот </text:span>так, без экивоков, Смерть посылают на хуй—живая генетическая цепочка оказывается достаточно лабиринтной, чтоб сохран<text:span text:style-name="T45">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43">посреди</text:span> войн<text:span text:style-name="T43">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43">окружает</text:span> побереж<text:span text:style-name="T43">ья</text:span> громадного трапезного стола, остров южных морей за пару тропиков от промозглых средневековых фантазий Коридона Роспа, <text:span text:style-name="T43">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43">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43">с</text:span>аны, банановые пельмени, банановый джем, банановый хлеб и бананы обожжённые на пламени коньяка многолетней выдержки, который Пират при<text:span text:style-name="T43">хватил</text:span> с собой в прошлом году из винного погреба в <text:span text:style-name="T43">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46">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text:soft-page-break/>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47">возвращаясь</text:span> в трапезную к остальным, что наслаждаются своим банановым изобилием, густое насыщенье их изголодалых нёб <text:span text:style-name="T44">потерялось </text:span>где-то по ходу утра протяну<text:span text:style-name="T44">того</text:span> между ним и ими. <text:span text:style-name="T44">Разобщены н</text:span>а сотню миль, и <text:span text:style-name="T44"><text:s/></text:span>так <text:span text:style-name="T44">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44">и впрямь</text:span> начали собираться. Команда американских сапёров высыпали на дорогу, <text:span text:style-name="T44">топают</text:span> расчищать какие-то руины неподалёку, <text:s/>и поют: </text:p>
      <text:p text:style-name="P74">Ух…</text:p>
      <text:p text:style-name="P74">Холодней, чем титьки ведьмы! </text:p>
      <text:p text:style-name="P74">Холодней ведра</text:p>
      <text:p text:style-name="P74">пингвиньего дерьма! </text:p>
      <text:p text:style-name="P74">Холодней, чем шерсть</text:p>
      <text:p text:style-name="P74">на заднице полярного медведя! </text:p>
      <text:p text:style-name="P74">И даже, чем иней на </text:p>
      <text:p text:style-name="P74">фужере шампанского вина! </text:p>
      <text:p text:style-name="P88"/>
      <text:p text:style-name="P59">Нет, они <text:span text:style-name="T48">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49">хотели</text:span>… Трансильванские мадьяры, умеют порчу насылать… шепчут <text:span text:style-name="T50">среди</text:span> ноч<text:span text:style-name="T50">и</text:span>… Ну, <text:span text:style-name="T50">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50">новение</text:span> в фантазии посторонних: способность даже, брать на себя бремя управления ими, в данном случае <text:span text:style-name="T50">это всё</text:span> нафантазил румынский эмигрант-роялист, который может пригодиться в недалёком будущем. Этот его дар Фирма <text:span text:style-name="T50">считает</text:span> крайне полезным: в наше время не тронутые умственно лидеры и прочие исторические фигуры <text:span text:style-name="T50">нужны как воздух</text:span>. <text:span text:style-name="T50">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50">схронов</text:span>, под ветерком овевающ<text:span text:style-name="T50">и</text:span>м их бунгало, пить за них что им вредно, <text:span text:style-name="T51">удерживать их на курсе</text:span> ко входу их присутственных мест, не допускать, чтоб их невинность пострадала больше, чем она и без того уже натерпелась… <text:span text:style-name="T51">возбуждаться</text:span> вместо них до эрекции <text:span text:style-name="T51">от </text:span>непрошенны<text:span text:style-name="T51">х</text:span> мысл<text:span text:style-name="T51">ей</text:span>, которые по мнению докторов не совсем того… страшится всего, что не должно <text:span text:style-name="T51">в</text:span>ызывать в них страха… тут будет уместным <text:soft-page-break/>вспомнить слова П.М.С. Блакета: «Н<text:span text:style-name="T51">а войне н</text:span>ельзя руковод<text:span text:style-name="T51">ствоваться</text:span> порывами эмоций». <text:span text:style-name="T51">Вот и</text:span> мурлы<text:span text:style-name="T51">чь</text:span> себе тот тупой мотивчик, которому тебя обучали, <text:span text:style-name="T57">да</text:span> постарайся хуйни не напороть: </text:p>
      <text:p text:style-name="P75">Да—я—тот </text:p>
      <text:p text:style-name="P75">Самый, кто бредёт </text:p>
      <text:p text:style-name="P75">сквозь их фан-тази-и! </text:p>
      <text:p text:style-name="P75">Переживаю вместо них— </text:p>
      <text:p text:style-name="P75">Даже когда на девушку я вла-зи-ю— </text:p>
      <text:p text:style-name="P75">Приходится мне думать за других, </text:p>
      <text:p text:style-name="P75">Я знаю наперёд кому придёт черёд… </text:p>
      <text:p text:style-name="P75"/>
      <text:p text:style-name="P98">[И тут вступают тубы, баритоны и тромбоны в единой октаве] </text:p>
      <text:p text:style-name="P75"/>
      <text:p text:style-name="P75">И мне по барабану, что опааааасно это, </text:p>
      <text:p text:style-name="P75">Опасность – крыша, с которой я упал давным-давно— </text:p>
      <text:p text:style-name="P77">А когда придёт мне каюк, ты не <text:span text:style-name="T68">слишком </text:span>печалься, друг, </text:p>
      <text:p text:style-name="P75"><text:span text:style-name="T68">Вы</text:span>ссы на мой надгробный камень, </text:p>
      <text:p text:style-name="P75">Пив<text:span text:style-name="T68">о</text:span>, что задолжал <text:span text:style-name="T68">ты </text:span>мне, </text:p>
      <text:p text:style-name="P75">И—вперёд! </text:p>
      <text:p text:style-name="P7"/>
      <text:p text:style-name="Text_20_body"><text:span text:style-name="T51">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52">в настолько</text:span> непредсказуемые масштаб<text:span text:style-name="T52">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52">из</text:span>лишнюю хромосому Симптома Дауна, точно по темечку. С какого-то момента он <text:span text:style-name="T52">понимал </text:span>уже, что некоторые эпизоды в его снах принадлежат не ему. Не потому что об этом, уже наяву, свидетельствовал дотошный анализ <text:span text:style-name="T52">у</text:span>виденного, нет, 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text:soft-page-break/>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52">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52">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58">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52">состоялся</text:span> первый эпизод вне условий какого-либо сна—это случилось в <text:span text:style-name="T52">ходе </text:span>его Киплинговск<text:span text:style-name="T52">ого</text:span> период<text:span text:style-name="T52">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52">лучше</text:span>, <text:span text:style-name="T52">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61">потащится</text:span> к столам <text:span text:style-name="T61">взвода суданских арабов</text:span> с широкой улыбкой и обратится к их сержанту на ты и по имени, <text:span text:style-name="T55">по братски</text:span>. Так что, конечно, Пират сделал ошибку, когда признал <text:span text:style-name="T52">свою</text:span> причастность к этой фантазии Лофа, о которой очень даже скоро узнали и верхние эшелоны. Заносится в досье, а в результате Фирма, в Их неустанном поиске <text:span text:style-name="T55">способных устраивать дела</text:span>, вызывает его в район <text:span text:style-name="T62">У</text:span>айтхолла понаблюдать его трансы поверх столешниц под синей бязью и жутких бумажных игрищ, как его <text:soft-page-break/>глаза закатываются задом наперёд в его голове <text:span text:style-name="T53">для прочтения</text:span> <text:span text:style-name="T53">давних</text:span>, глипто-древни<text:span text:style-name="T53">х </text:span>письм<text:span text:style-name="T53">ён</text:span> в <text:span text:style-name="T53">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55">направился</text:span> к этой <text:span text:style-name="T55">непонятности</text:span>. <text:span text:style-name="T55">Та</text:span> <text:span text:style-name="T55">за</text:span>скользи<text:span text:style-name="T55">ла</text:span> ему навстречу по камням мостовой медленно, как слизняк, оставляя в улице позади себя след с непонятно слизистым отблеском, исходивши<text:span text:style-name="T55">м</text:span> никак не от тумана. В разделя<text:span text:style-name="T55">ющ</text:span>ем их пространстве <text:span text:style-name="T55">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53">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53">а</text:span>лись судьбы всей Европы: </text:p>
      <text:p text:style-name="Text_20_body"/>
      <text:p text:style-name="P76">Никто не-знает-где на-карте,</text:p>
      <text:p text:style-name="P76">Кто-б-мог подумать всё пойдёт-с-того? </text:p>
      <text:p text:style-name="P76">Но всякий серб иль монте-негро-ец </text:p>
      <text:p text:style-name="P76">Только и ждут, что грянет наконец— </text:p>
      <text:p text:style-name="P76">О, милая, пакуй мой саквояж, </text:p>
      <text:p text:style-name="P76">И прикури сигару мне потолще, </text:p>
      <text:p text:style-name="P76">Пиши мне до востр-ебо-вания: </text:p>
      <text:p text:style-name="P76">Вос-точный Экс-пресс, </text:p>
      <text:p text:style-name="P76">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59">й</text:span>ся своих владелиц, висит у трактирных фонарей Ист-Енда, покуда Аденоид не прекращает бесчинств, но не заглатывает в жертву кого п<text:span text:style-name="T33">о́</text:span>падя, нет, у злобного Аденоида имеется общий план, в соответствии <text:soft-page-break/>с которым ведётся отбор определённых особ—<text:span text:style-name="T55">с учётом</text:span> предстоящи<text:span text:style-name="T55">х</text:span> выбор<text:span text:style-name="T55">ов</text:span>, ширящ<text:span text:style-name="T55">его</text:span>ся невысказанн<text:span text:style-name="T55">ого</text:span> недовольств<text:span text:style-name="T55">а</text:span> в Англии, вверга<text:span text:style-name="T55">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53">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56">ов</text:span> на их маршруте перехватывают твёрдо-пупырчаты<text:span text:style-name="T56">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54">н</text:span>улся. Хотя ему и удалось разработать ломаный диалект, на котором они с Аденоидом могли общаться, его <text:span text:style-name="T54">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text:soft-page-break/>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54">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56">ужасаясь</text:span> его грандиозностью—но только не <text:s/>второй мировой, разумеется. Впрочем, Пирату <text:span text:style-name="T54">в тот период</text:span> Фирма позволяла лишь крошечно гомеопатические дозы мира, чтобы он не пошёл вразнос, но, <text:span text:style-name="T56">вместе с тем,</text:span> <text:span text:style-name="T56">чтобы</text:span> <text:span text:style-name="T60">и </text:span>не отравился <text:s/>ими. </text:p>
      <text:p text:style-name="P88"><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57">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67">х</text:span> очк<text:span text:style-name="T67">ов</text:span> по рецепту, в золотой оправе <text:span text:style-name="T67">и</text:span> стиле генерала МакАртура, пар<text:span text:style-name="T67">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67">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67">излишне</text:span> любопытных), Блоту не до этого всего: он слишком поглощён подготовкой возможных оправданий, если его застукают, хот<text:span text:style-name="T63">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видят, он тут примелькался, ну-этот-как-его, они <text:span text:style-name="T63">тут</text:span>, вроде, <text:span text:style-name="T63">с</text:span> Ок<text:span text:style-name="T63">с</text:span>форд<text:span text:style-name="T63">ской</text:span>, лейтенант что работает в конце коридора в ТОТСССГ…. </text:p>
      <text:p text:style-name="Text_20_body"><text:soft-page-break/>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63">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63">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63">взглянуть</text:span> в глаза друг другу, пока не скрипнешь стулом на 90°. Стол Тантиви аккуратен, у Слотропа же жуткая свалка, <text:span text:style-name="T63">в которой</text:span> и чёрт ногу сломит. Он не расчищался до столешницы с 1942. Навал слежался слоями <text:span text:style-name="T64">скреплёнными</text:span> вкраплени<text:span text:style-name="T64">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64">ой</text:span>, лепёшками высохших пятен чая или кофе, следами сахара и Домашнего Молока, <text:span text:style-name="T64">сюда же примешаны </text:span>пригоршн<text:span text:style-name="T64">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64">растолчённые </text:span>в пыль. Затем <text:span text:style-name="T64">идёт</text:span> россыпь скрепок, кремней <text:span text:style-name="T64">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64">жутко-</text:span>трудно-<text:span text:style-name="T64">где-</text:span>на<text:span text:style-name="T64">йти</text:span> гелиотропный и горчичный, Скользкий Вяз Таблетки Т<text:span text:style-name="T69">э</text:span>я от Горла, присланные мамой Слотропа, Налиной, аж из <text:span text:style-name="T67">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65">ю</text:span>б<text:span text:style-name="T65">э</text:span> нашёл розу в Ирландии» («У него <text:span text:style-name="T65">попадаются</text:span> неплохие аранжировки»,– уверяет Тантиви,–«<text:span text:style-name="T65">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65">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65">в </text:span>обшивк<text:span text:style-name="T65">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65">м</text:span> цвето<text:span text:style-name="T65">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МИДом—и обычно, если не утащили или не выброшен, номер <text:span text:style-name="T1">Новостей Мира</text:span> тоже где-нибудь воткнут—Слотроп заядлый читатель. </text:p>
      <text:p text:style-name="Text_20_body"><text:soft-page-break/>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65">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65">ая</text:span>, и Катариной, золот<text:span text:style-name="T65">ая</text:span>, <text:span text:style-name="T65">а</text:span> взгляд переходит на Алису, Делорес, Ширли, парочка Сэлли—тут в основном красн<text:span text:style-name="T65">ые</text:span> и сини<text:span text:style-name="T65">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66">м</text:span> смерти <text:span text:style-name="T66">ему</text:span> явно <text:span text:style-name="T66">хватает</text:span> врем<text:span text:style-name="T66">ени</text:span>, чтоб и за девушками успе<text:span text:style-name="T66">ва</text:span>ть. Если <text:span text:style-name="T66">имеется</text:span> какая-то причина клеить эти бумажные звезды кажд<text:span text:style-name="T66">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66">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88"><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89"/>
      <text:p text:style-name="P102"><text:soft-page-break/>Ветер изменился, дует с юго-запада, и барометр падает. Немногим за полдень, а уже стемнело <text:span text:style-name="T70">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71">ещё </text:span>до приезда Слотропа, самая усиленная охрана из всех, что он вообще <text:span text:style-name="T71">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71">ы</text:span>—американскому лейтенанту и <text:span text:style-name="T71">посмотреть</text:span> нельзя, нет, не сегодня. ТОТСССГ, конечно, бедный родственник для разведки Союзных Сил. Но хоть на этот раз Слотроп не один <text:span text:style-name="T71">такой</text:span>, он с холодным удовлетворением пронаблюдал как его ровню из ТехИнформа, а вскоре и шефа <text:span text:style-name="T71">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71">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71">по справочнику</text:span>. <text:span text:style-name="T71">За этим</text:span> что-то больше<text:span text:style-name="T71">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72">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72">из-</text:span>за соседн<text:span text:style-name="T72">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72">подставили</text:span>. Боже, нельзя же, чтоб <text:span text:style-name="T72">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78">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72">ляется</text:span> за высокими холодными окнами М<text:span text:style-name="T72">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72">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72">в подобных</text:span> океан<text:span text:style-name="T72">ах</text:span>, Тантиви всегда рядом, красне<text:span text:style-name="T72">ет </text:span>и улыба<text:span text:style-name="T72">ется</text:span>, а Слотроп изумл<text:span text:style-name="T72">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72">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72">плакатиками</text:span> <text:span text:style-name="T80">запрещается</text:span> или <text:span text:style-name="T80">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73">недавно</text:span>, ну, это вообще <text:span text:style-name="T74">ни в какие ворота</text:span>, жуткий заговор какой-то, когда Слотроп зашёл, как и условились, встретиться с одной, но увидел двух, рядышком, и ракурс <text:span text:style-name="T74">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74">а</text:span> в луче, тут-то и накатила паранойя, лица их <text:span text:style-name="T1">обеих</text:span> двух начали к нему <text:span text:style-name="T74">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74">ничего подобного</text:span>! Никто <text:span text:style-name="T74">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74">шись</text:span> платк<text:span text:style-name="T74">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74">малость перебор</text:span>, возможно, но… «Мне ведомо, есть в миру любовь <text:span text:style-name="T74">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75">з</text:span>а охо<text:span text:style-name="T75">чими</text:span> двуствол<text:span text:style-name="T75">ками</text:span>, <text:span text:style-name="T75">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75">под</text:span>водить его <text:span text:style-name="T75">к</text:span> тем<text:span text:style-name="T75">е</text:span> дипломатическим<text:span text:style-name="T75">и уловками</text:span>, даже теперь. На первых порах Слотроп, с чудаковатым <text:span text:style-name="T75">джентльменством</text:span>, вообще <text:span text:style-name="T75">её не касался</text:span>, пок<text:span text:style-name="T75">уд</text:span>а не понял насколько Тантиви застенчив. Ему дошло это, когда тот попросил найти ему подружку. И примерно в то же время, Тантиви <text:span text:style-name="T75">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75">под</text:span> холодной шерст<text:span text:style-name="T75">ью</text:span> свитера, когда прижал, чтоб чуть согреться в пропахшей <text:span text:style-name="T75">угольным</text:span> дымом <text:s/>прихожей, дневную унылость которой ему никогда не узнать… чашка закипевшего бульона, капля <text:span text:style-name="T75">падает</text:span> на колено и об<text:span text:style-name="T75">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76">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79">етя</text:span> сквозь запах конопли и коричневый сумрак, теперь больше обеспокоен <text:span text:style-name="T76">содроганьями</text:span> Слотропа, чем личными страхами, ему ничего не оста<text:span text:style-name="T76">ётся</text:span> кроме известных ему каналов в попытке развеять и снять <text:span text:style-name="T79">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76">ам</text:span> вряд ли <text:span text:style-name="T76">известно</text:span>. Но это для нас отличная возможность об<text:span text:style-name="T76">какать </text:span>ТехИнформ. <text:span text:style-name="T76">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76">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76">ие</text:span>вском стиле давным-давно, у вечнозелёных падубов… к крикам требующим <text:span text:style-name="T76">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77">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77">й</text:span> запах и больше никогда никаких сюрпризов внутри. И тут она улыбнулась, совсем слабо, и он понял, что именно этого и ждал, <text:span text:style-name="T77">ух-ты</text:span>!—улыбка Ширли Темпл, которая сразу перечеркнула всё, среди чего они её нашли. Глупее не придумаешь. Он <text:span text:style-name="T77">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60"><text:span text:style-name="T81">У него появилась навязчивая идея ракеты, на которой написано его имя—если они и впрямь решили его </text:span><text:span text:style-name="T82">кончить</text:span><text:span text:style-name="T81">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83">это</text:span> может пригодиться,– Тантиви позабавлено <text:span text:style-name="T83">взглядывает</text:span> на него, – надёжный финт, особенно перед боем, знаешь, <text:span text:style-name="T1">просимулировать</text:span> что-то в <text:span text:style-name="T83">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83">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83">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83">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83">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84">завозюканными</text:span> <text:span text:style-name="T84">многолетней</text:span> безжалостно<text:span text:style-name="T84">й</text:span> <text:span text:style-name="T84">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84">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84">к</text:span> происходяще<text:span text:style-name="T84">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7"><text:span text:style-name="Emphasis">В память Константа </text:span></text:p>
      <text:p text:style-name="P17"><text:span text:style-name="Emphasis">Слотропа, что умер Марта </text:span></text:p>
      <text:p text:style-name="P17"><text:span text:style-name="Emphasis">4-го 1766 г., на 29-м </text:span></text:p>
      <text:p text:style-name="P17"><text:span text:style-name="Emphasis">году от роду. </text:span></text:p>
      <text:p text:style-name="P16"><text:span text:style-name="Emphasis"/></text:p>
      <text:p text:style-name="P107"><text:span text:style-name="Emphasis">Смерть есть природе долг, </text:span></text:p>
      <text:p text:style-name="P106"><text:span text:style-name="Emphasis">Я уплатил, и ты заплатишь.</text:span> </text:p>
      <text:p text:style-name="P106"/>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85">д</text:span>ного Знамени, как для м-с Элизабет, жены лейтенанта Исайи Слотропа (ум. 1812): </text:p>
      <text:p text:style-name="Text_20_body"/>
      <text:p text:style-name="P104">Смерть ненасытная меня скосила, </text:p>
      <text:p text:style-name="P104"><text:span text:style-name="T85">До часа, когда вновь</text:span> Христос приидет </text:p>
      <text:p text:style-name="P104"><text:span text:style-name="T85">Ч</text:span>ад Его спас<text:span text:style-name="T85">ать, как сказано в</text:span> Писании <text:span text:style-name="T85">о Нём,</text:span> </text:p>
      <text:p text:style-name="P104">Мой плач услышь, читающий сие, </text:p>
      <text:p text:style-name="P104"><text:span text:style-name="T85">Злато н</text:span>е сдела<text:span text:style-name="T85">ет</text:span> вечным твоё бытие. </text:p>
      <text:p text:style-name="P104">Ткацкий стан Господа не <text:span text:style-name="T85">прекращает</text:span> дела своего, </text:p>
      <text:p text:style-name="P104">Наши пути следуют нитям любви Его. </text:p>
      <text:p text:style-name="P18"/>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72">Мне некогда было дожидаться Смерти,</text:p>
      <text:p text:style-name="P72">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85">мехо</text:span>торговцы, козлиными шкурами, <text:span text:style-name="T85">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86">которые</text:span> увозили <text:s/>куда-нибудь ещё, по всей Республике. Всегда куда-нибудь ещё. Деньги находили лазейки просочиться <text:span text:style-name="T86">прочь </text:span>из портфелей акций более хитрыми путями, чем любая генеалогия: <text:span text:style-name="T86">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19"/>
      <text:p text:style-name="P78">Падение дьявольски нелёгкий труд,</text:p>
      <text:p text:style-name="P78">Ведётся постепенно, кропотливо— </text:p>
      <text:p text:style-name="P78">Никто не согрешает в одночасье, </text:p>
      <text:p text:style-name="P78">Тут дребезги нужны, чтоб поскользнуться, </text:p>
      <text:p text:style-name="P19">но всё-таки они держались. Традиция, <text:span text:style-name="T86">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86">ой</text:span>-то <text:span text:style-name="T86">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86">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86">ли</text:span>сь в зелёную пустошь или усыха<text:span text:style-name="T86">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86">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0"><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86">отсюда</text:span> и сравнения таки<text:span text:style-name="T86">е</text:span>. Головешки падали пять часов кряду, дети давно заснули, а взрослые пили кофе и рассказывали друг другу какие пожары вид<text:span text:style-name="T87">а</text:span>ли они в другие годы. </text:p>
      <text:p text:style-name="P20">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87"> </text:span><text:span text:style-name="Emphasis">небо <text:s/></text:span>именно так и распахивается, вот-вот прорвётся, его лицо уже очерчено этим светом, сейчас всё пропадёт и он <text:span text:style-name="T87">утратит</text:span> себя, как <text:span text:style-name="T87">постоянно</text:span> гов<text:span text:style-name="T87">а</text:span>ри<text:span text:style-name="T87">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88">толкующих о</text:span> благодати, они клянутся, <text:span text:style-name="T4">именно</text:span><text:span text:style-name="T88"> </text:span><text:span text:style-name="Emphasis">так оно и бывает—да </text:span><text:span text:style-name="Emphasis"><text:span text:style-name="T88">и </text:span></text:span><text:span text:style-name="Emphasis">великая длань света </text:span><text:span text:style-name="Emphasis"><text:span text:style-name="T88">тянется вниз</text:span></text:span><text:span text:style-name="Emphasis"> из облаков....</text:span> </text:p>
      <text:p text:style-name="P90"><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61">На стене, в орнаментальном зажиме тёмной меди, пылает газовый факел, ровно и с лёгким напевом—<text:span text:style-name="T89">от</text:span>регулиров<text:span text:style-name="T89">ан до уровня, которому</text:span> <text:s/>учёны<text:span text:style-name="T89">е</text:span> прошлого века <text:s/><text:span text:style-name="T89">дали имя</text:span>«чувствительное пламя», невидимое у основания, на выходе из отверстия, <text:span text:style-name="T89">оно </text:span>завис<text:span text:style-name="T89">ает</text:span> в паре дюймов выше, бледнеет кверху ровным синим светом маленьк<text:span text:style-name="T89">ого</text:span> мерцающ<text:span text:style-name="T89">его</text:span> конус<text:span text:style-name="T89">а</text:span>, <text:span text:style-name="T89">что </text:span>способ<text:span text:style-name="T89">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89">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90">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90">о</text:span>плетают гласны<text:span text:style-name="T90">ми</text:span> <text:span text:style-name="T90">цепочки из</text:span> неподатливых российско-еврейских согласных… Большинство минуют свя<text:span text:style-name="T90">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90">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90">ополчились на него</text:span>… Огни, которые он изучил также хорошо, как один из <text:span text:style-name="T90">здесь </text:span>присутствующих, <text:span text:style-name="T90">их </text:span>расположен<text:span text:style-name="T90">ность</text:span> и движение, <text:span text:style-name="T90">оказались </text:span>вдруг на противоположном конце, все в танце… в неуместном танце. Ничего из обычного <text:span text:style-name="T90">развития</text:span> Блисеро, ничего нового… отчуждён… Роланд также ощутил вихрь, в т<text:span text:style-name="T90">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91">чуть</text:span> молчит… <text:span text:style-name="T91">лёгкий</text:span> стон… момент тихого отчаяния: «Селена, Селена, ты <text:span text:style-name="T91">ушла</text:span>?» </text:p>
      <text:p text:style-name="Text_20_body">– Нет, дорогой,– на её щекам полоски от недавних слёз.– Я слушаю. </text:p>
      <text:p text:style-name="Text_20_body">– Всё дело в контроле. <text:span text:style-name="T91">Причина всех </text:span>трудност<text:span text:style-name="T91">ей</text:span>: <text:span text:style-name="T91">в </text:span>контрол<text:span text:style-name="T91">е</text:span>. Впервые он оказался <text:span text:style-name="T1">внутри</text:span>, понимаешь. Контроль <text:span text:style-name="T93">помещён</text:span> внутри. Уже нет надобности пассивно <text:span text:style-name="T93">дожидаться</text:span> «внешни<text:span text:style-name="T93">х</text:span> сил»—сворачива<text:span text:style-name="T92">еш</text:span>ь в любой ветер. <text:span text:style-name="T92">Словно</text:span>… </text:p>
      <text:p text:style-name="P21">– Рынок уже не нужда<text:span text:style-name="T93">л</text:span>ся в управлении Невидимой Рукой, но <text:span text:style-name="T93">мог </text:span>теперь <text:span text:style-name="T1"><text:s/>сам создавать себя</text:span>—свою логику, импульс, стиль, <text:span text:style-name="T1">изнутри</text:span>. Перен<text:span text:style-name="T94">ос</text:span> контроля внутрь <text:span text:style-name="T94">ратифицировало то</text:span>, что уже произошло де факто—что вы отринули Бога. Но вы <text:span text:style-name="T94">впали в</text:span> ещё б<text:span text:style-name="T33">о́</text:span>льш<text:span text:style-name="T94">ую</text:span> и более опасн<text:span text:style-name="T94">ую</text:span> иллюзи<text:span text:style-name="T95">ю</text:span>. Иллюзи<text:span text:style-name="T95">я</text:span> контроля. Будто А может ко<text:span text:style-name="T95">н</text:span>тролировать Б. Полностью. <text:span text:style-name="T95">Это <text:s/>никем не </text:span><text:span text:style-name="T5">делается</text:span>. <text:span text:style-name="T95">Всё лишь</text:span> происходит, А и Б не имеют реальности, они просто наименования частей, которы<text:span text:style-name="T95">м надо оставаться</text:span> неразрывн<text:span text:style-name="T95">ыми</text:span>…. </text:p>
      <text:p text:style-name="P21">– <text:span text:style-name="T95">Выдаёт</text:span> белиберду Успенского,– шепнула леди протискиваясь мимо, под руку с портовым грузчиком. Запахи дизельного топлива и духо<text:span text:style-name="T103">в</text:span> <text:span text:style-name="T1">Sous le Vent</text:span>, смешавшись, <text:span text:style-name="T95">плывут</text:span> мимо пока они про<text:span text:style-name="T95">ходят</text:span>. Джессика Свонлейк, цветущая девушка в форме рядовой ВТС, <text:span text:style-name="T95">учуяв</text:span> довоенные духи, взглянула вслед, фнн, наряд не меньше, чем гиней <text:span text:style-name="T95">в</text:span> 15 и целую кучу талонов сверху, наверное, из Харродс и на мне смотрелся б куда лучше, уж это <text:span text:style-name="T95">наверняка</text:span>. Леди, обернувшись вдруг, улыбается поверх плеча, ты так уверена? Боже, неужто она услышала? Ну, в таком-то месте почти наверняка. </text:p>
      <text:p text:style-name="P21">Джессика стоит недалеко от стола для сеанса с пригоршней дротиков дартс в ладони, которые <text:span text:style-name="T95">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95">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96">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96">в</text:span> центр. Милтон Гломинг вскидывает бровь. Его ум, постоянно занятый сбором соответствий, думает, что <text:span text:style-name="T96">ему подвернулось</text:span> ещё одно. </text:p>
      <text:p text:style-name="Text_20_body"><text:soft-page-break/>Медиум, уже с раздражённостью, начин<text:span text:style-name="T97">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97">этом</text:span> мире, но <text:span text:style-name="T97">и</text:span> основ<text:span text:style-name="T97">ополагающ</text:span>ая четырёхсторонняя согласованность, <text:span text:style-name="T97">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97">д</text:span>жера…. </text:p>
      <text:p text:style-name="Text_20_body">– Роджер говорил, что <text:span text:style-name="T97">вы </text:span>теперь подсчитаете все слова, которые записывали и составите какие-то графики,– приветливо, предотвращая <text:span text:style-name="T97">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97">изумлённой</text:span> грациозна,– то мы, конечно же, получим что-то наподобие прямой… однако, у нас есть данные, <text:span text:style-name="T97">которые</text:span> предполагают <text:span text:style-name="T97">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97">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97">для дел такого рода</text:span>,– ответил статистик, <text:span text:style-name="T98">словно</text:span> каждый знает, что это «смерть». </text:p>
      <text:p text:style-name="Text_20_body">Пожилой волонтёр службы оповещения воздушных налёт<text:span text:style-name="T98">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04">К</text:span>апитаном Прентисом,– неопределённый взмах руки.– Как <text:span text:style-name="T98">всегда</text:span>: <text:span text:style-name="T98">неясные</text:span> Микроплёночные Ман<text:span text:style-name="T104">ё</text:span>вры. </text:p>
      <text:p text:style-name="Text_20_body"><text:soft-page-break/>Включённый в <text:span text:style-name="T98">какой-то</text:span> из <text:span text:style-name="T98">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98">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98">и </text:span>воспринимает, косвенно, <text:span text:style-name="T98">в виде</text:span> классово<text:span text:style-name="T98">й нервозности</text:span>, он несёт свою улыбку среди всех тут собравшихся как боевую фалангу. <text:span text:style-name="T98">Её о</text:span>н перенял <text:span text:style-name="T98">в кино</text:span>—та <text:span text:style-name="T98">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98">М</text:span>айор, <text:span text:style-name="T98">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98">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98">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98">вот</text:span> <text:span text:style-name="T98">что и</text:span> достаёт по полной) единственное место во всех пределах империи войны, где он чувствует себя не <text:span text:style-name="T99">окончательным</text:span> чужаком. </text:p>
      <text:p text:style-name="P22">– Это вообще не<text:span text:style-name="T99">постижимо</text:span>,– говори<text:span text:style-name="T99">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99">и </text:span>мыслили по иному. И вдруг в 1944 по нему осуждают направо и налево. Нашего м-ра Эвентира,– указыва<text:span text:style-name="T99">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99">настолько</text:span> идиот<text:span text:style-name="T99">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00">Осёл</text:span>. И ты <text:span text:style-name="T1">за них</text:span>. <text:span text:style-name="T101">Как т</text:span>ы <text:span text:style-name="T101">мог </text:span>не почувствова<text:span text:style-name="T101">ть ещё на входе</text:span>? Это громадн<text:span text:style-name="T101">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01">повёл.</text:span> Терпимость. А<text:span text:style-name="T102">х</text:span>. </text:p>
      <text:p text:style-name="Text_20_body">– Ты бы <text:span text:style-name="T102">заглянул как-нибудь</text:span>, пусть доктор Грост проверит на своей ЭЭГ. </text:p>
      <text:p text:style-name="Text_20_body">– Ладно, как только <text:span text:style-name="T102">найду</text:span> время,– неопределённо. И тут <text:span text:style-name="T102">уже </text:span>проблема безопасности, пустая болтовня пускает корабли на дно, он не может быть <text:span text:style-name="T102">чересчур</text:span> уверен, даже насчёт Мехико. В текущей операции слишком много кругов, внешних и внутренних. Список доверенных лиц сокраща<text:span text:style-name="T102">е</text:span>тся, <text:span text:style-name="T102">с</text:span> <text:span text:style-name="T102">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02">свежей</text:span> мании Фирмы, известной как операция Чёрное Крыло, своей статистикой—анализиру<text:span text:style-name="T102">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02">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02">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02">и </text:span>было-<text:span text:style-name="T102">то</text:span>, всё меньше способны доверять, погрязнув в нескончаемой болтологии, в ежедневной самокритике, <text:span text:style-name="T102">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05">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02">заснятое на</text:span> этой войн<text:span text:style-name="T102">е</text:span>… по крайней мере, жизнь…. </text:p>
      <text:p text:style-name="P62"><text:span text:style-name="T106">Вон девушка Мехико </text:span><text:span text:style-name="T107">за</text:span><text:span text:style-name="T106">ходит в комнату. Он замечает её мгновенно, чистота вокруг неё, дым и шум отступают… так </text:span><text:span text:style-name="T108">это </text:span><text:span text:style-name="T106">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08">И тут о</text:span><text:span text:style-name="T106">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18">с </text:span>апрел<text:span text:style-name="T118">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13">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13">илась </text:span><text:soft-page-break/><text:span text:style-name="T113">сберечь</text:span> это<text:span text:style-name="T113">т</text:span> момент мальчишества в его имперски вышколенном, уже устоявшемся (ему было 33) быту, в его пред-Аскетизме, <text:span text:style-name="T113">эту его</text:span>, <text:span text:style-name="T113">как</text:span> Скорпия определила, последнюю любовь—хотя сама была слишком молода, чтобы знать <text:span text:style-name="T114"><text:s/></text:span><text:span text:style-name="T1">это</text:span>, <text:span text:style-name="T114">понимать</text:span>, как <text:span text:style-name="T114">понимал</text:span> Пират, <text:span text:style-name="T114">про что</text:span> <text:span text:style-name="T1">на самом деле</text:span> поётся в песне «Танцы в темноте»…. </text:p>
      <text:p text:style-name="P23">Он старательно <text:span text:style-name="T116">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14">ся ему</text:span>, вопреки всем ожиданиям, <text:span text:style-name="T116">чтоб он </text:span><text:span text:style-name="T8">мог</text:span><text:span text:style-name="T116"> </text:span>отбросить скудное расписание человека Запада… но как <text:span text:style-name="T114">возможно </text:span>человек<text:span text:style-name="T114">у</text:span>… где ему вообще начинать в возрасте 33-х… «Т<text:span text:style-name="T116">ак это </text:span><text:span text:style-name="T8">самое время</text:span>,»– засме<text:span text:style-name="T116">ялась бы она</text:span>, не так от раздражения (<text:span text:style-name="T116">это </text:span><text:span text:style-name="T8">было бы</text:span><text:span text:style-name="T116"> смешно</text:span>), сколько от <text:span text:style-name="T117">забавности</text:span> нереальной проблемы—сама <text:span text:style-name="T117">же шла враспыл</text:span> <text:span text:style-name="T117">от</text:span> его маниакальности, <text:span text:style-name="T114">непрестанной безудержности</text:span>, так <text:span text:style-name="T117">берёт</text:span>, раскладывает е<text:span text:style-name="T114">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14">ведь </text:span>и вправду <text:span text:style-name="T119">же </text:span>слишком безум<text:span text:style-name="T114">ец</text:span>, чтобы <text:s/>это <text:span text:style-name="T114">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14">видит</text:span>, но никогда не говори<text:span text:style-name="T114">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14">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14">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15">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15">щегольских</text:span> сюртучках и приталенных пальтецах, бегали по всей станции, глотали свои предотъездные шоколадки и выстраивались <text:span text:style-name="T115">рядком</text:span> для новых <text:span text:style-name="T115">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91"><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63">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20">твлечь</text:span> его<text:span text:style-name="T120">б внести тишину в</text:span> угл<text:span text:style-name="T120">ы</text:span> комнат, <text:span text:style-name="T120">на </text:span>покрывал<text:span text:style-name="T120">а</text:span>, стол<text:span text:style-name="T120">ешницы</text:span>—<text:span text:style-name="T120">где придётся</text:span>... Даже в кино, когда смотрели т<text:span text:style-name="T120">у</text:span> <text:span text:style-name="T120">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21">настолько</text:span>, что никак не отличить которое из них чьё. Оба одновременно чувствовали странное недоумение… как если нежданно <text:span text:style-name="T121">у</text:span>видишь себя в зеркале… и даже более того, чувство <text:span text:style-name="T121">единения</text:span>… что появляло<text:span text:style-name="T121">с</text:span>ь потом—через пару минут, через неделю, тут не угадаешь, и им доходило, когда уже не вместе, отчего <text:span text:style-name="T121">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21">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4">– <text:span text:style-name="T121">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21">л</text:span>лз— </text:p>
      <text:p text:style-name="Text_20_body">И тут падает ракета. Круто, круто. Взрыв, глухие раскаты. Довольно далеко в городе, чтоб <text:span text:style-name="T121">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21">будь</text:span> там ракета <text:span text:style-name="T121">или</text:span> нет, поэтому сейчас на Ягуаре Пойнтсмена включает заднюю вместо, да, въезжа<text:span text:style-name="T121">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22">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22">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22">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22">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23">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5">–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23">она, </text:span>эта война, на хуй. </text:p>
      <text:p text:style-name="P92"><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64">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124">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124">он</text:span> в жизни <text:s/>и близко <text:span text:style-name="T124">не бывал</text:span> к лаборатории. </text:p>
      <text:p text:style-name="Text_20_body">Это запах эфира, он исходит от м-ра Эдварда В. А. Пойнтсмена, ЧККХ. Как только пёс исчез<text:span text:style-name="T124">ает</text:span> за рухнувшей стеной, мелькнув прощально кончиком хвоста, нога доктора проваливается в белую разинутую глотку унитаза, которую <text:span text:style-name="T124">тот</text:span>, сосредоточ<text:span text:style-name="T124">я</text:span>сь на охоте, не у<text:span text:style-name="T124">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124">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124">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124">т </text:span>возможно<text:span text:style-name="T124">сти как-то</text:span> <text:span text:style-name="T124">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124">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124">за</text:span>таивш<text:span text:style-name="T124">его</text:span>ся в конце улицы из линии домов. V-бомба, в чьих разрушениях он вёл охоту, <text:span text:style-name="T125">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125">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125">Руина</text:span> ждёт его, уходя склоном вверх, к задним стенам, неразберихой штукатурной дран<text:span text:style-name="T125">к</text:span>и в бесцельны<text:span text:style-name="T125">х</text:span> связ<text:span text:style-name="T125">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125">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125">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6">–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125">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81">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125">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129">побухивает</text:span> вслед за ним в р<text:span text:style-name="T125">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126">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126">отскакивает</text:span> в сторону и пулей <text:span text:style-name="T126">на выход</text:span>, пока Роджер <text:span text:style-name="T126">свалился</text:span> со своей губкой в коляску <text:span text:style-name="T126">разлетевшуюся</text:span> под его весом. Расплывчато, доносится сверху вой доктора:– «Он убегает, Мехико, поспешите!» </text:p>
      <text:p text:style-name="Text_20_body">– <text:span text:style-name="T126">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126">от</text:span> <text:span text:style-name="T126">этюд</text:span>. Роджер <text:span text:style-name="T126">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127">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127">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127">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127">вскрякнув</text:span> вскидывает свою заунитаженную ногу, промахивается, замах разворачивает его кругом, сеть <text:span text:style-name="T127">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127">затрещала</text:span>, валятся куски промокшей штукатурки. Стенка над ними, лишённая всякой опоры, шата<text:span text:style-name="T127">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127">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27">–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127">мне следует</text:span> <text:span text:style-name="T127">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127">г</text:span>руди Джессики на вязаную голову, обнажённый нос и глаза—ему кажется, что доктору нужно больше, чем его содействие, <text:span text:style-name="T127">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130">подъезжают</text:span> к длинной кирпичной импровизации, Викторианское изложение того, что когда-то, давным-давно, выли<text:span text:style-name="T128">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128">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128">й</text:span> функци<text:span text:style-name="T128">и </text:span>толстой кишки, один из обитателей которого д-р Кевин Сп<text:span text:style-name="T128">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128">теперь</text:span>, как понял Роджер, неделя Спектро, которого могут нав<text:span text:style-name="T128">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128">ое</text:span> топ<text:span text:style-name="T128">анье</text:span> их обуви, как танцы пуантов по мрамору, нарушающих твой покой, не стихающие удаляясь, голос Пойнтсмена и походка всегда выделя<text:span text:style-name="T128">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128">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93"><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65">Внутри госпиталя Св. Вероники они усаживаются вместе, напротив палаты Военных <text:span text:style-name="T132">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132">тогда</text:span> <text:span text:style-name="T132">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133">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133">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138">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29">–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29">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133">до</text:span>вести её <text:span text:style-name="T133">до </text:span>сумеречност<text:span text:style-name="T133">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28">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133">замёрзшем</text:span> измученном городе…. …как будто снова пол, типа, громадный лифт взмыва<text:span text:style-name="T133">ет</text:span> вместе с тобой к потолку—воспроизводя, теперь, как стены разлета<text:span text:style-name="T133">ются</text:span> во все стороны, кирпичи, штукатурка сып<text:span text:style-name="T133">ятся</text:span> вниз, твой мгновенный паралич <text:span text:style-name="T133">от</text:span> смерт<text:span text:style-name="T133">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134">бьющей</text:span> из <text:span text:style-name="T134">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134">А</text:span> Слотроп действительно настроен на ракетный взрыв, или <text:span text:style-name="T134">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134">удастся</text:span>, <text:span text:style-name="T134">ещё </text:span>этих приливающих повторений, повторных переживаний взрыва, в страхе отключиться, потому что отключаешься <text:span text:style-name="T134">настолько</text:span> окончательно, откуда мне знать, доктор, что я очнусь? <text:span text:style-name="T134">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135">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135">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135">искушающе</text:span> лежат они рядами на своих железных койках, в девственных простынях, такие безыскусно эротичные м<text:span text:style-name="T135">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135">в</text:span> пятна<text:span text:style-name="T135">х</text:span> ночной блевотины, светло-жёлтой, прозрачной как флюиды богов, <text:span text:style-name="T135">от</text:span>брошенные газеты или пропагандистские лист<text:span text:style-name="T135">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135">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136">и вещевые сумки</text:span>, по большей части молча, к дверям выхода в бежевой краске, но края покоричневее в неровных <text:span text:style-name="T135">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135">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136">ают</text:span> земл<text:span text:style-name="T136">ю</text:span> <text:span text:style-name="T136">на </text:span>очень низких частот<text:span text:style-name="T136">ах</text:span>, доходят, смешавшись с холодом—предупрежда<text:span text:style-name="T136">ют</text:span>, что снаружи твоя слепота, после яркого внутреннего освещения, <text:span text:style-name="T136">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136">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139">тут же</text:span> разворачивается, приобретая формы…. </text:p>
      <text:p text:style-name="Text_20_body">Помимо прочего, что Спектро <text:span text:style-name="T136">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137">сможет</text:span> <text:span text:style-name="T1">кто-нибудь</text:span> <text:span text:style-name="T137">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94"><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65"><text:span text:style-name="T106">Что-то бродит по городу Дыма—собирает стройных девушек, милых и гладких как куклы, целыми пригоршнями. </text:span><text:span text:style-name="Emphasis"><text:span text:style-name="T106">Их жалобные крики… их жалобные кукло-крики…</text:span></text:span><text:span text:style-name="T106">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09">миг</text:span><text:span text:style-name="T106">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09">н</text:span><text:span text:style-name="T106">ду про</text:span><text:span text:style-name="T109">с</text:span><text:span text:style-name="T106">ыпается бормочет что-то вроде «ёбаный дурдом» и вновь соскальзывает в сон. </text:span></text:p>
      <text:p text:style-name="Text_20_body"><text:span text:style-name="T106">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140">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140">сторонах</text:span>. Пока что-то не упадёт слишком близко, они в безопасности: в их чаще среб<text:span text:style-name="T140">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140">доходит</text:span> что <text:span text:style-name="T140">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141">уж оно такое</text:span>, <text:span text:style-name="T141">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0">Эрленмерова колба булькает на подставке. Голубой огонь <text:span text:style-name="T141">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141">а окурки</text:span> затем, в ледяные чёрные утренние смены, <text:span text:style-name="T141">перевыкурены, </text:span>давящая и отвратная атмосфера. Но он должен войти, должен выдержать свою обычную утреннюю чашу. </text:p>
      <text:p text:style-name="P31">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142">относительно</text:span> физических <text:span text:style-name="T142">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143">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143">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143">случилось </text:span>попада<text:span text:style-name="T143">ний</text:span> в определённый квадрат, шансы остаются теми же, какими они всегда и были. <text:span text:style-name="T143">Всякое</text:span> попадание независимо от <text:span text:style-name="T143">остальных</text:span>. Бомбы не собаки. Нет связи. Нет памяти. Нет <text:span text:style-name="T144">привитого рефлекса</text:span>. </text:p>
      <text:p text:style-name="Text_20_body">Сказать такое последователю Павлова. Это обычная самодово<text:span text:style-name="T144">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145">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145">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145">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145">с</text:span>клонился <text:span text:style-name="T145">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145">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145">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145">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145">ет</text:span> остатки её губной помады о его рубашку, мускулы, прикосновения, кожи <text:span text:style-name="T146">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146">Пойнтсмена</text:span>, и от <text:span text:style-name="T146">Пойнтсмен</text:span>овской… его <text:span text:style-name="T146">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146">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146">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146">в </text:span>сам<text:span text:style-name="T146">ой</text:span> мерзк<text:span text:style-name="T146">ой манере</text:span>, как<text:span text:style-name="T146">ую только</text:span> он знает,– это, девонька, зависит от того <text:span text:style-name="T146">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146">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95"><draw:frame draw:style-name="fr1" draw:name="Image10" text:anchor-type="paragraph" svg:width="6.9252in" svg:height="0.3661in" draw:z-index="9"><draw:image xlink:href="Pictures/1000000000000B720000009B428C9716555D8079.png" xlink:type="simple" xlink:show="embed" xlink:actuate="onLoad" loext:mime-type="image/png"/></draw:frame></text:p>
      <text:p text:style-name="P66">(1) </text:p>
      <text:p text:style-name="P99">ВЗ Палата Абреакции</text:p>
      <text:p text:style-name="P99"><text:soft-page-break/>Госпиталь Св. Вероники </text:p>
      <text:p text:style-name="P99"><text:span text:style-name="T147">Б</text:span>ончеплгейт, Е1 </text:p>
      <text:p text:style-name="P99">Лондон, Англия </text:p>
      <text:p text:style-name="P99">Зима 1944 </text:p>
      <text:p text:style-name="P110">Парнишке из Кеноши </text:p>
      <text:p text:style-name="P110">Общая Почта </text:p>
      <text:p text:style-name="P110">Кеноша, Висконсин, США</text:p>
      <text:p text:style-name="P33"><text:s/></text:p>
      <text:p text:style-name="Text_20_body"><text:tab/>Дорогой сэр, </text:p>
      <text:p text:style-name="Text_20_body">Я когда-нибудь в жизни Вас о чём-то просил? </text:p>
      <text:p text:style-name="Text_20_body">Искренне Ваш, </text:p>
      <text:p text:style-name="P103">лейт. Тайрон Слотроп </text:p>
      <text:p text:style-name="Text_20_body"/>
      <text:p text:style-name="P99">Общая Почта </text:p>
      <text:p text:style-name="P99">Кеноша, Виск., США </text:p>
      <text:p text:style-name="P99">несколькими днями позже </text:p>
      <text:p text:style-name="P110">Тайрону Слотропу, Эскв. </text:p>
      <text:p text:style-name="P110">ВЗ Палата Абреакции </text:p>
      <text:p text:style-name="P110">Госпиталь Св. Вероники </text:p>
      <text:p text:style-name="P110"><text:span text:style-name="T148">Б</text:span>ончеплгейт, Е1 </text:p>
      <text:p text:style-name="P110">Лондон, Англия </text:p>
      <text:p text:style-name="Text_20_body"><text:tab/>Дорогой м-р Слотроп: </text:p>
      <text:p text:style-name="Text_20_body">Такого не случалось. </text:p>
      <text:p text:style-name="P109">Парнишка из Кеноши </text:p>
      <text:p text:style-name="P109"/>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149">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153">нишка</text:span> из Кеноши и на секунду не подумал бы, что ты… </text:p>
      <text:p text:style-name="Text_20_body"><text:line-break/>(3.1) Старший (изумлённо): Тебя? Никогда! Да, чтоб Пар<text:span text:style-name="T153">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153">смиренный</text:span> голос маленького Тайрона Слотропа, с тех пор восславляемого в легендах и песнях, раздался пробиваясь вверх к вниманию Парн<text:span text:style-name="T153">ишки</text:span>: – «Ты никогда не делал этого, Пар<text:span text:style-name="T153">нишка</text:span> из Кеноши!» </text:p>
      <text:p text:style-name="Text_20_body">Все эти варианты текста «Ты никогда не делал Парн<text:span text:style-name="T153">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153">ишку</text:span> из Кеноши. </text:p>
      <text:p text:style-name="P34">(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153">голубчик</text:span>, Форестхилского жеребёнка, <text:span text:style-name="T153">голубчик</text:span>. (Отсюда затихая…) Ларедского ягнёнка. <text:span text:style-name="T153">Голубчик</text:span>. О-го. Погоди. Что такое, Слотроп? Ты никогда не делал парня из Кеноши. Очнись, Слотроп.</text:p>
      <text:p text:style-name="P79"/>
      <text:p text:style-name="P79">Мой кулак уже торчком, </text:p>
      <text:p text:style-name="P79">Не злись,</text:p>
      <text:p text:style-name="P79">Запишись, </text:p>
      <text:p text:style-name="P79">Вва-ли, Слотроп! </text:p>
      <text:p text:style-name="P79"/>
      <text:p text:style-name="P79">Джексон, это похуй мне, </text:p>
      <text:p text:style-name="P79">Покажь свой значок, что был на войне,</text:p>
      <text:p text:style-name="P79">Вва-ли, Слотроп! </text:p>
      <text:p text:style-name="P79"><text:soft-page-break/></text:p>
      <text:p text:style-name="P79">Меня тут не любят, не могут понять, </text:p>
      <text:p text:style-name="P79">Лишь ищут куда бы ещё послать…. </text:p>
      <text:p text:style-name="P79">Голову мне продырявь, провода в мозги мне вставь, </text:p>
      <text:p text:style-name="P79">Вену проткни иглой, </text:p>
      <text:p text:style-name="P79">Слотроп, очнись! </text:p>
      <text:p text:style-name="P34"/>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153">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79">Этот ритм словил меня, </text:p>
      <text:p text:style-name="P79">О, бэби, этта свинг, свинг, свинг! </text:p>
      <text:p text:style-name="P79">Ей-ей, меня словил, </text:p>
      <text:p text:style-name="P79">Прикинь, весь-целый-мир-вокруг поёт, </text:p>
      <text:p text:style-name="P79">Я в жизни не слыхал столь-сладких-звуков, </text:p>
      <text:p text:style-name="P79">Таких нет даже за углом, на Бейсин-Стрит, </text:p>
      <text:p text:style-name="P79">И в этом ритме, крошка, мы будем делать </text:p>
      <text:p text:style-name="P80">Свинг, свинг, свинг,</text:p>
      <text:p text:style-name="P80">Давай же, крошка… вжарим… свинг! </text:p>
      <text:p text:style-name="P34"/>
      <text:p text:style-name="P32">Чёрные лица, белые скатерти, мерцание очень острых ножей в ряд с тарелками… дым табака и «плана» <text:s/>меша<text:span text:style-name="T150">ются по полной</text:span>, глаза <text:span text:style-name="T151">на лоб лезут</text:span>, <text:span text:style-name="T151">над</text:span><text:span text:style-name="T34">ы́</text:span><text:span text:style-name="T151">хаешься</text:span> этай <text:s/>дури <text:span text:style-name="T151">аж</text:span> мазги <text:span text:style-name="T151">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154">п</text:span>пке джазменов на возвышении. Голоса из восточных частных школ, выговарива<text:span text:style-name="T154">ют</text:span> «жопа» чуть округляют губы и <text:span text:style-name="T154">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154">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154">лакированном</text:span>, где-то по<text:span text:style-name="T154">вытертом</text:span> губами, эти мелкие серебряные зёрнышки распоясываются по ходу спуска гармошки в белокаменную шейку матки и в ночь за <text:span text:style-name="T154">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154">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152">лилипуточным</text:span> голос<text:span text:style-name="T152">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154">х</text:span> программ<text:span text:style-name="T154">ах</text:span>, в своё время просочится <text:span text:style-name="T154">и </text:span>в <text:span text:style-name="T154">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5">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154">такое</text:span> тебе как раз и <text:span text:style-name="T155">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155">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155">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155">А</text:span>х, ты <text:span text:style-name="T155">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67">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156">гарвардскому</text:span> приятелю из числа его знакомых. Какая-то часть, конечно же, должна быть негритянским говном, но оно всё такое похожее. <text:span text:style-name="T156">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156">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156">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156">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6"/>
      <text:p text:style-name="P81">Сквозь унитаз, <text:span text:style-name="T156">ты </text:span>взгляни на меня,</text:p>
      <text:p text:style-name="P81">Вот дурак попался,</text:p>
      <text:p text:style-name="P81">Хоть бы не начали ссать </text:p>
      <text:p text:style-name="P81">Дирли тирли трали рался </text:p>
      <text:p text:style-name="P36"/>
      <text:p text:style-name="Text_20_body">И в ту <text:span text:style-name="T156">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156">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157">саданул</text:span>, тёмный как холодный говяжий студень, по его позвоночнику, <text:soft-page-break/><text:span text:style-name="T157">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157">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157">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157">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82">Уже не помнишь Красного Малкольма, что наверху остался, </text:p>
      <text:p text:style-name="P82">В причёске Красный Дьявол до Волос Дорвался… </text:p>
      <text:p text:style-name="P37"/>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157">с</text:span>плетений древесины в конюшне—брусья, косяки, стойки сто<text:span text:style-name="T157">й</text:span>л, перекладины ясл<text:span text:style-name="T157">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83">Средь Долины Красной Реки <text:s/>говорят, <text:span text:style-name="T163">в этот раз</text:span></text:p>
      <text:p text:style-name="P85"><text:span text:style-name="T158">П</text:span>оток снёс тебя <text:span text:style-name="T158">в</text:span> унитаз— </text:p>
      <text:p text:style-name="P83">Присядь, отдохни, <text:span text:style-name="T158">хвост держи пистолетом,</text:span> </text:p>
      <text:p text:style-name="P83">Канализации близок конец, </text:p>
      <text:p text:style-name="P83">Держись, молодец, </text:p>
      <text:p text:style-name="P84">На всём свете этом</text:p>
      <text:p text:style-name="P83">Не най<text:span text:style-name="T158">ти</text:span> крепче говна, </text:p>
      <text:p text:style-name="P83">Чем на </text:p>
      <text:p text:style-name="P83">Наших крутых берегах. </text:p>
      <text:p text:style-name="P38"/>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158">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83">Одного в Сан Берду бандитика,</text:p>
      <text:p text:style-name="P83"><text:span text:style-name="T158">К</text:span>итайчонка <text:span text:style-name="T158">о</text:span>дного, что с<text:span text:style-name="T158">линял</text:span> с железной дороги,</text:p>
      <text:p text:style-name="P83">Одного с триппер<text:span text:style-name="T158">к</text:span>ом, с зобом <text:span text:style-name="T159">одного</text:span>, </text:p>
      <text:p text:style-name="P83">Одного в последней стадии прока-з<text:span text:style-name="T158">ы</text:span>, </text:p>
      <text:p text:style-name="P83">Зато с широким тазом,</text:p>
      <text:p text:style-name="P83">Хромого на левую, хромого на правую, </text:p>
      <text:p text:style-name="P83">Хромого на обе ноги, всех будет три! </text:p>
      <text:p text:style-name="P83">Одного гом<text:span text:style-name="T158">осе</text:span>ка, даже лесбу одну, </text:p>
      <text:p text:style-name="P83">Одного негришку, одного евреишку, </text:p>
      <text:p text:style-name="P83">Одного краснокожего с бизоном одним, </text:p>
      <text:p text:style-name="P83">И охотника на бизонов из Нью Мексико </text:p>
      <text:p text:style-name="P83"/>
      <text:p text:style-name="P39">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162">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162">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162">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162">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39">Голос: Парнишку прикончили. <text:span text:style-name="T162">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96"><draw:frame draw:style-name="fr1" draw:name="Image11" text:anchor-type="paragraph" svg:width="6.9252in" svg:height="0.3661in" draw:z-index="10"><draw:image xlink:href="Pictures/1000000000000B720000009B428C9716555D8079.png" xlink:type="simple" xlink:show="embed" xlink:actuate="onLoad" loext:mime-type="image/png"/></draw:frame></text:p>
      <text:p text:style-name="P100">«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72">—Проф. Д-р Ласло Джамф, «Криптосем» (рекламная брошюра) Агфа, Берлин, 1934</text:p>
      <text:p text:style-name="Text_20_body"/>
      <text:p text:style-name="Text_20_body"><text:span text:style-name="T164">Набросок</text:span> на плотной кремовой бумаге под чёрно-буквенным штампом GEHEIME KOMMANDOSACHE, весьма подробно передающий, чернилом и ручкой, <text:span text:style-name="T164">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164">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164">л</text:span>ись отсле<text:span text:style-name="T164">дит</text:span>ь всё, что он смотрел или читал достигнув полового созревания… иначе, откуда ещё могли Они знать? </text:p>
      <text:p text:style-name="Text_20_body">– Тсс,– шеп<text:span text:style-name="T164">чет</text:span> она, её пальцы ласкают её длинные оливковые ляжки, обнажённые груди выпирают через верх<text:span text:style-name="T164">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164">так</text:span> и по<text:span text:style-name="T164">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164">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164">указано</text:span> время, мест<text:span text:style-name="T164">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165">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1"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80">was tust du für die front, für den sieg? was hast du heute für deutschland getan?</text:span> В «Белом Посещении» по стенам пи<text:span text:style-name="T165">шет</text:span> лёд. Граффити льда в пасмурный день остекля<text:span text:style-name="T165">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165">как</text:span> <text:span text:style-name="T165">под</text:span>свет<text:span text:style-name="T165">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165">кого</text:span> стил<text:span text:style-name="T165">я</text:span> в его унизительной и сумрачной ложбине, это единственный вид: аббатство, <text:span text:style-name="T165">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165">го</text:span> <text:span text:style-name="T165">утёса</text:span>, волосы и госпитальный халат трепещут на ветру, <text:span text:style-name="T165">над</text:span> раскинувш<text:span text:style-name="T165">ей</text:span>ся на мили ширь<text:span text:style-name="T165">ю</text:span> южного побережья, бледный мел <text:span text:style-name="T165">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165">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169">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0">С разгромом Польши, министерские кортежи вдруг начали замечаться <text:span text:style-name="T166">в</text:span> направлени<text:span text:style-name="T166">и</text:span> «Белого Посещения» в любой час ночи, тихие как шхуны, моторы приглушены—чёрные машины без хрома, что о<text:span text:style-name="T166">т</text:span>блескивали <text:s/>свет<text:span text:style-name="T166">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166">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0">Спросите их, в «Белом Посещении», про стратегический план Майрона Грантона из Би-Би-Си, чей тающе шоколадный голос годами <text:span text:style-name="T166">прокладывал</text:span> путь из обтрёпанных динамиков беспроволочных приёмников <text:span text:style-name="T166">к</text:span> английски<text:span text:style-name="T166">м</text:span> мечт<text:span text:style-name="T166">ам</text:span>, <text:span text:style-name="T166">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166">такие</text:span> зелёные <text:s/>в <text:s/>потоках <text:span text:style-name="T166">солнца</text:span>, окаймляющие южные склоны <text:span text:style-name="T166">вдоль </text:span>долины Рейна, ночь в дыму камвольных кабаре столицы, подтяжки с оборочками словно <text:span text:style-name="T166">две </text:span>косы <text:span text:style-name="T166">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167">им</text:span>-то <text:span text:style-name="T167">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167">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167">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167">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168">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168">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168">а</text:span> удалённой мозговой ткани, <text:span text:style-name="T168">с </text:span>дат<text:span text:style-name="T168">ами</text:span> и час<text:span text:style-name="T168">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2">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175">С</text:span>луж<text:span text:style-name="T175">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2"><text:soft-page-break/><text:span text:style-name="T110">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11">добился его</text:span><text:span text:style-name="T110"> назнач</text:span><text:span text:style-name="T111">ения</text:span><text:span text:style-name="T110">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1">Кто не заблудится среди этого махрового лабиринта аббревиатур, стрелок <text:span text:style-name="T170">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171">где</text:span> прикипе<text:span text:style-name="T171">л</text:span> к определённой точке в комбинаторном анализе, излюбленно<text:span text:style-name="T171">му</text:span> времяпрепровождени<text:span text:style-name="T171">ю</text:span> отставных армейских офицеров, с пристрастной увлечённостью. </text:p>
      <text:p text:style-name="P41">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1"><text:soft-page-break/>Когда докрутилось до немецких бомб падающих на Англию, <text:span text:style-name="T171">Б</text:span>ригадный <text:span text:style-name="T171">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171">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1">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1">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172">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1">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159">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14">интерфейс</text:span><text:span text:style-name="T159">—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159">Вспоминая Брайтон</text:span></text:span><text:span text:style-name="T159">,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1"><text:s text:c="2"/></text:p>
      <text:p text:style-name="Text_20_body"><text:span text:style-name="T159">– Эт-от старык </text:span><text:span text:style-name="T14">н</text:span><text:span text:style-name="T159">е име-эт </text:span><text:span text:style-name="T14">стыд</text:span><text:span text:style-name="T159">,–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160">сам знаешь</text:span><text:span text:style-name="T159">,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159">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160">самого</text:span><text:span text:style-name="T159">—ве! что это? беф </text:span><text:span text:style-name="Emphasis"><text:span text:style-name="T159">rissolé?</text:span></text:span><text:span text:style-name="T159"> фаршированный беф </text:span><text:span text:style-name="Emphasis"><text:span text:style-name="T159">rissolé?</text:span></text:span><text:span text:style-name="T159">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160">е</text:span><text:span text:style-name="T159">)—ни один из этих странных, очень странных овощных </text:span><text:span text:style-name="Emphasis"><text:span text:style-name="T159">rissolé </text:span></text:span><text:span text:style-name="T159">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159">Таймз </text:span></text:span><text:span text:style-name="T159">против критиков Хайга…. </text:span></text:p>
      <text:p text:style-name="P41">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159">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159">Führer</text:span></text:span><text:span text:style-name="T159">-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1">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1">Однако, преподобный д-р Де ла Нут не любит ММЛП:– «Рожа, разве имеются весы для измерения межличностных характерных черт?» Орлиный нос пробует, <text:span text:style-name="T173">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1">Не пройдёт, падре: ММЛП разработан в 1943. В самой <text:span text:style-name="T173">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1">– На солдат нынче большой спрос, преподобный Доктор,– бормочет Пойнтсмен. </text:p>
      <text:p text:style-name="P41">–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1">–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174">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1">– Должен заметить, это не похоже на вашу чашку чая, Пойн<text:span text:style-name="T174">т</text:span>смен,– улыбается д-р Аарон Тровстер.– У вас, по большей части, стимулы структурированы. </text:p>
      <text:p text:style-name="P41">– Ну, скажем, я нахожу в этом некое постыдное очарование. </text:p>
      <text:p text:style-name="P41">– Нет, не скажем. Не говорите мне, будто вы не собираетесь приложить свою милую Павловскую руку к этому всему. </text:p>
      <text:p text:style-name="P41">–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159">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161">д</text:span><text:span text:style-name="T159">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161">те</text:span><text:span text:style-name="T159">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159">Homo Monstrosus</text:span></text:span><text:span text:style-name="T159">,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97"><draw:frame draw:style-name="fr1" draw:name="Image13" text:anchor-type="paragraph" svg:width="6.9252in" svg:height="0.3661in" draw:z-index="12"><draw:image xlink:href="Pictures/1000000000000B720000009B428C9716555D8079.png" xlink:type="simple" xlink:show="embed" xlink:actuate="onLoad" loext:mime-type="image/png"/></draw:frame></text:p>
      <text:p text:style-name="P101">А будешь ерепениться, пошлём тебя обратно к д-ру Джамфу! </text:p>
      <text:p text:style-name="P101">Джамф привил ему рефлекс, и выбросил стимул. </text:p>
      <text:p text:style-name="P101">Похоже д-р Джамф сегодня проверял твою пипетку, а? </text:p>
      <text:p text:style-name="P105">—Нейл Носпикер 50,000 Оскорблений, § 6.72 </text:p>
      <text:p text:style-name="P105"><text:soft-page-break/>«Невежа Недоросль», Найлан Смит Прес,</text:p>
      <text:p text:style-name="P105">Кембридж (Массач.) 1933 </text:p>
      <text:p text:style-name="P105"/>
      <text:p text:style-name="Text_20_body"><text:span text:style-name="T80">Падинг</text:span>: Но не слишком ли это— </text:p>
      <text:p text:style-name="Text_20_body"><text:span text:style-name="T80">Пойнтсмен</text:span>: Сэр? </text:p>
      <text:p text:style-name="Text_20_body"><text:span text:style-name="T80">Падинг</text:span>: Разве это не <text:span text:style-name="T176">подло</text:span>, Пойнтсмен? Так вот вмешиваться в сознание другого человека? </text:p>
      <text:p text:style-name="Text_20_body"><text:span text:style-name="T80">Пойнтсмен</text:span>: Генерал, мы просто присоединяемся к длинному ряду экспериментов и изучения. Гавардский Университет, Армия США? Вряд ли это <text:span text:style-name="T177">подлые</text:span> заведения. </text:p>
      <text:p text:style-name="Text_20_body"><text:span text:style-name="T80">Падинг</text:span>: Мы не можем, Пойнтсмен, это зверство </text:p>
      <text:p text:style-name="Text_20_body"><text:span text:style-name="T80">Пойнтсмен</text:span>: Но американцы уже им занимались! разве не ясно? <text:span text:style-name="T177">М</text:span>ы с<text:span text:style-name="T177">же не с</text:span>овраща<text:span text:style-name="T177">ем</text:span> девственницу, или что— </text:p>
      <text:p text:style-name="Text_20_body"><text:span text:style-name="T80">Падинг</text:span>: <text:span text:style-name="T177">Выходит,</text:span> <text:span text:style-name="T177">будем</text:span> делать это потому, что американцы <text:span text:style-name="T177">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177">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177">со </text:span>сво<text:span text:style-name="T177">им</text:span> <text:span text:style-name="T177">Крошкой</text:span> Тайрон<text:span text:style-name="T177">ом </text:span>относительно <text:span text:style-name="T177">его </text:span>младенческого полового рефлекса. <text:span text:style-name="T177">Т</text:span>от год <text:span text:style-name="T177">отмечен приездом </text:span>Джамф<text:span text:style-name="T177">а</text:span> <text:span text:style-name="T177">в</text:span> Гарвард, <text:span text:style-name="T177">куда он </text:span><text:s/>прибы<text:span text:style-name="T177">л</text:span> из Дармштадта. Это было <text:span text:style-name="T178">на</text:span> начальной <text:span text:style-name="T178">стадии</text:span> его карьеры, прежде, чем <text:span text:style-name="T178">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178">за </text:span>одн<text:span text:style-name="T178">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178">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178">а</text:span> из трёх показателей, но тот пребывал ещё на стадии <text:span text:style-name="T178">разработки</text:span>. </text:p>
      <text:p text:style-name="Text_20_body"><text:span text:style-name="T178">Другое дело</text:span> эрекция, <text:span text:style-name="T178">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178">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184">Крошки</text:span> Т. </text:p>
      <text:p text:style-name="P43">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178">ли</text:span>ться <text:span text:style-name="T179">за предположенный период</text:span> сведения рефлекса к нулю. <text:span text:style-name="T178">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179">частичное</text:span> подавление <text:span text:style-name="T178">вне</text:span> предел<text:span text:style-name="T178">ов</text:span> нуля.» <text:span text:style-name="Emphasis">Курсив м-ра Пойнтсмена.</text:span> </text:p>
      <text:p text:style-name="P44">Может ли условный рефлекс сохраниться в человеке, скрытно, в продолжении 20 или 30лет? <text:span text:style-name="T179">Уг</text:span>асил ли <text:span text:style-name="T179">его</text:span> д-р Джамф <text:span text:style-name="T179">всего лишь</text:span> до нуля—дожда<text:span text:style-name="T179">вшись</text:span> пока ребёнок стал показывать нулевые эрекции на стимул х, и прекратил на этом? Может он забыл—или проигнорировал—«<text:span text:style-name="T179">частичное</text:span> подавление <text:span text:style-name="T178">вне</text:span> предел<text:span text:style-name="T178">ов</text:span> нуля»? Если проигнорировал, то почему? Что может <text:span text:style-name="T179">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179">Крошку</text:span> Тайрона—<text:span text:style-name="T179">то, как в случае с о</text:span>ткрыти<text:span text:style-name="T179">ем</text:span> Нового Света, разные люди сочли, что они открыли разные вещи. </text:p>
      <text:p text:style-name="Text_20_body">Роджер Мехико <text:span text:style-name="T179">полагает</text:span> это статистической странностью. Однако, он чувствует теперь некое <text:span text:style-name="T179">п</text:span>отрясение основ <text:span text:style-name="T179">данной</text:span> дисциплины, причём более сильное, чем позволительно колебать их <text:span text:style-name="T179">какой-то</text:span> странности. Странно, странно, странно—вдумайтесь в само слово: это взрывное «т» вслед за «с», переходит—<text:span text:style-name="T179">вне</text:span> предело<text:span text:style-name="T179">в</text:span> своего нуля—в иную область. Конечно, ты не переходишь. Но ты понимаешь, умом, <text:span text:style-name="T180">что</text:span><text:span text:style-name="Emphasis"> надо</text:span> <text:span text:style-name="T180">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180">им образом</text:span>, если вообще как<text:span text:style-name="T180">им-то</text:span>, <text:span text:style-name="T180">связано</text:span> это <text:span text:style-name="T180">с</text:span> секс<text:span text:style-name="T180">ом</text:span>. </text:p>
      <text:p text:style-name="Text_20_body">Но Эдвин Трикл, самый фрейди<text:span text:style-name="T180">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180">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180">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180">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5">Да, но тут не только дистрибуция. Обе схемы оказались идентичными. Они совпадают в каждом из квадратов. Слайды <text:span text:style-name="T180">снимков</text:span>, которые Теди Блот <text:span text:style-name="T180">сделал</text:span> с карты Слотропа, были спроецированы на Роджерову и обе картинки, девушки-звёзды и кружочки ракетны<text:span text:style-name="T180">х</text:span> удар<text:span text:style-name="T180">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180">довольно</text:span> <text:span text:style-name="T180">в</text:span>скор<text:span text:style-name="T180">е</text:span>, <text:s/>через <text:span text:style-name="T180">пару дней</text:span>, либо задержаться <text:s/>надолго, <text:span text:style-name="T180">до</text:span> десят<text:span text:style-name="T180">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6">И всё-таки стимулом, каким-то образом <text:span text:style-name="Emphasis">должна </text:span>быть ракета, некое предшествующее видение, некий <text:span text:style-name="T181">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181">а</text:span>, в порнографии и у проституток, возможно <text:span text:style-name="T181">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181">всё же </text:span>намёк под самым нашим носом у нас не хватает ума, или смелости, заметить?… </text:p>
      <text:p text:style-name="Text_20_body">Но, если это <text:span text:style-name="T181">нечто </text:span>в воздухе, прямо тут, прямо сейчас, тогда ракеты следуют <text:span text:style-name="T181">ему</text:span>, в 100% случаев. Без исключений. Обнаружив его, мы снова докажем железную детерминированность всего, <text:span text:style-name="T181">для </text:span>каждой души. <text:span text:style-name="T181">Это о</text:span>ста<text:span text:style-name="T181">вит</text:span> слишком мало места для каких-<text:span text:style-name="T181">либо</text:span> надежд вообще. Сами понимаете, насколько важным <text:span text:style-name="T181">станет</text:span> <text:span text:style-name="T181">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181">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182">а</text:span>я масс<text:span text:style-name="T182">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47">Конечно, предшествовавший Книге том—Сорок Одна Лекция—явился ему, 28-летнему, как наказ от п<text:span text:style-name="T182">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182">про</text:span>след<text:span text:style-name="T182">овав </text:span>за клубком тринадцать лет, он начинает кружить <text:span text:style-name="T182">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182">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183">тылок</text:span>, жуткие пенисы торчком, неорганич<text:span text:style-name="T183">ны</text:span>е, как и их глаза, что поблескивают инеем, или пластинками слюды, но не вожделением, и не к нему. Для них существует лишь работа…. </text:p>
      <text:p text:style-name="P68">–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185">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48">–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185">у</text:span>виде<text:span text:style-name="T185">в</text:span> белые преграды сквозь туман, <text:s/><text:span text:style-name="T185">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185">ающ</text:span>ая мозаика смотреть наружу в Пустыню… вне охранительного города… понятна лишь тем, кто отправляется вне… глаза вдал<text:span text:style-name="T185">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188">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185">для </text:span>себ<text:span text:style-name="T185">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186">быть</text:span> до конца жизни пациента, от всяких идей, чувств, самокритики, <text:span text:style-name="T186">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186">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186">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186">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49">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187">уме</text:span>ет полностью их найти. <text:span text:style-name="T187">С</text:span>леды <text:span text:style-name="T187">их </text:span>заполнились льдом и чуть позже были унесены в море. </text:p>
      <text:p text:style-name="P71"><draw:frame draw:style-name="fr1" draw:name="Image14" text:anchor-type="paragraph" svg:width="6.9252in" svg:height="0.3661in" draw:z-index="13"><draw:image xlink:href="Pictures/1000000000000B720000009B428C9716555D8079.png" xlink:type="simple" xlink:show="embed" xlink:actuate="onLoad" loext:mime-type="image/png"/></draw:frame></text:p>
      <text:p text:style-name="P69"><text:soft-page-break/>По тихому, скрытно от неё, камера следит как она движется, <text:span text:style-name="T189">пред</text:span>намеренно никуда, по комнатам, длинноногая, <text:span text:style-name="T189">с </text:span>подростков<text:span text:style-name="T189">ой</text:span> шир<text:span text:style-name="T189">иной</text:span> и присутуленность<text:span text:style-name="T189">ю</text:span> плеч, волосы не <text:span text:style-name="T189">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189">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189">из</text:span> <text:span text:style-name="T189">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189">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189">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189">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189">в</text:span> его понятия<text:span text:style-name="T189">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189">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190">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190">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190">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0"><text:span text:style-name="T190">За</text:span> отражени<text:span text:style-name="T190">я</text:span>, которые она видит в зеркале, Катье тоже удостаивается удовлетворённости оператора, но ей известно то, ч<text:span text:style-name="T190">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191">оч</text:span>ка пятн<text:span text:style-name="T191">ист</text:span>ых трещин, а в его ночном дыхании, в тёмной печи его самого, навсегда <text:span text:style-name="T191">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191">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197">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191">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191">добавлен </text:span>Миполам, новый поливиниловый хлорид… крохотные кусочки лезвия бритвы топорщ<text:span text:style-name="T191">атся</text:span> из жизнеподобной розовой влажности, сотнями, о которые Катье, стоя на коленях, <text:span text:style-name="T191">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192">по всей</text:span> его светл<text:span text:style-name="T192">ой</text:span> кож<text:span text:style-name="T192">е</text:span> пятна послеполуденн<text:span text:style-name="T192">ого </text:span>блес<text:span text:style-name="T192">ка</text:span> синтетически оранжев<text:span text:style-name="T192">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192">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192">даже </text:span>сдержать дыхание, на минуту <text:span text:style-name="T192">по</text:span>чувств<text:span text:style-name="T192">овав</text:span> учащённое биенье <text:span text:style-name="T192">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192">та</text:span>ли». Унижение пойдёт на пользу пареньку по утрам в расположении, в строю его батареи возле <text:span text:style-name="Emphasis">Schußstelle 3</text:span>, где когда-то <text:span text:style-name="T205">неистово проносились </text:span><text:s/>лошади перед <text:span text:style-name="T205">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191">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192">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192">открыто</text:span> они не обсуждают это, похоже, Катье, Готфрид и Капитан Блисеро <text:span text:style-name="T192">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193">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193">лишь</text:span> топливо и окислитель. Но Капитан Блисеро с трепе<text:span text:style-name="T193">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193">ючено</text:span>—<text:span text:style-name="T193">за</text:span>част<text:span text:style-name="T193">ую</text:span> ракеты, <text:span text:style-name="T193">свихнувшись</text:span>, разворачиваются куда попадя с жутким ржанием в небе, разворачиваются и падают, каждая согласно своему <text:span text:style-name="T193">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193">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193">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193">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193">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194">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1">Он ничего не может поделать. Посреди умирающего рейха, где приказы становятся бессильн<text:span text:style-name="T194">ее </text:span>бумаг<text:span text:style-name="T194">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194">ине</text:span> сердц<text:span text:style-name="T194">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194">из</text:span> всех в<text:span text:style-name="T194">ероят</text:span>ных подталкивани<text:span text:style-name="T194">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195">вызвал</text:span> эха <text:span text:style-name="T195">у</text:span> Судьбы безгласной.... Это он, Блисеро, взбирается на гору, как и взбирался почти уже 20 лет, задолго до того как принял <text:span text:style-name="T195">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195">из </text:span>форм Восточного фронта) в баре, на улице, в каком угодно тесном и неудобном костюме, тот безупречно реагировал на футбольный мяч, <text:span text:style-name="T195">когда</text:span> шутники, узнав его, <text:span text:style-name="T195">швыряли в него из</text:span> ниоткуда—бессмертное исполнение! один из тех импровизированных ударов, <text:span text:style-name="T195">до того</text:span> невозможно высоких, так чётко параболичных, мяч взмывает на мили вверх, чтобы <text:span text:style-name="T195">скользнуть</text:span> точн<text:span text:style-name="T195">ёхоньк</text:span>о меж двух высоких, фалличных электрических колонн Ufa-театра на Фридрихштрассе… он мог удерживать мяч на голове <text:span text:style-name="T195">вдоль</text:span> нескольк<text:span text:style-name="T195">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195">ывник</text:span>, уже пушечное мясо, бледный свет бара <text:span text:style-name="T195">лоится</text:span> поперёк его коротко остриженного черепа—«это рефлексы, понимаешь… Не я… Просто рефлексы». Когда же начал<text:span text:style-name="T195">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195">в которых таятся</text:span> не менее загадочны<text:span text:style-name="T195">е</text:span> гост<text:span text:style-name="T195">и</text:span>, чужак<text:span text:style-name="T195">и</text:span>, иногда не менее причудливы<text:span text:style-name="T195">е</text:span>, чем дар всегда оказываться там, где нет взрывов… кто-нибудь из <text:span text:style-name="T1">них</text:span>, это<text:span text:style-name="T198">го</text:span> сырь<text:span text:style-name="T198">я</text:span>, «<text:span text:style-name="T195">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196">Чересчур уж состарился</text:span>, грипп <text:s/>проходит не <text:span text:style-name="T196">так уже</text:span> быстро, живот может скрутить иногда на весь день, глаза ощутимо слепее с каждой <text:span text:style-name="T196">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196">нулась бы</text:span>, навсегда. Всё прочее лишь любовная игра перед актом. </text:p>
      <text:p text:style-name="P70">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199">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00">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00">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06">Страной</text:span>-<text:span text:style-name="T200">Боли</text:span>, стали сов<text:span text:style-name="T200">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00">х</text:span> белым песком <text:span text:style-name="T200">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00">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00">для</text:span> обеспеч<text:span text:style-name="T200">ения</text:span> точно<text:span text:style-name="T200">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80">in hoc signo vinces</text:span></text:span><text:span text:style-name="T80">.</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00">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86"><text:span text:style-name="Emphasis">Bringt doch der Wanderer auch vom Hange des Bergrands nicht eine </text:span></text:p>
      <text:p text:style-name="P86"><text:span text:style-name="Emphasis">Hand voll Erde ins Tal, die alle unsägliche, sondern ein erworbenes </text:span></text:p>
      <text:p text:style-name="P86"><text:span text:style-name="Emphasis">Wort, reines, den gelben und blaun Enzian.</text:span> </text:p>
      <text:p text:style-name="P52"/>
      <text:p text:style-name="Text_20_body">– Омухона… посмотри на меня. Я красный и коричневый… чёрный, омухона. </text:p>
      <text:p text:style-name="Text_20_body">– <text:span text:style-name="Emphasis">Liebchen</text:span>, <text:span text:style-name="T201">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01">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01">ой</text:span> ролей, незачем бросаться наружу где… </text:p>
      <text:p text:style-name="P53">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01">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01">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33">о́</text:span>том пропахшей шерсти, сдерживая напряжённый смех, <text:span text:style-name="T202">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03">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03">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03">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4">–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03">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04">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04">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04">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04">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04">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117">ic heb u liever dan ên everswîn, </text:p>
      <text:p text:style-name="P116"><text:span text:style-name="T1">al waert van finen goude ghewracht</text:span> </text:p>
      <text:p text:style-name="P111"/>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211">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120"><draw:frame draw:style-name="fr1" draw:name="Image15" text:anchor-type="paragraph" svg:width="6.9252in" svg:height="0.3661in" draw:z-index="14"><draw:image xlink:href="Pictures/1000000000000B720000009B428C9716555D8079.png" xlink:type="simple" xlink:show="embed" xlink:actuate="onLoad" loext:mime-type="image/png"/></draw:frame><text:span text:style-name="T112"/></text:p>
      <text:p text:style-name="P118"><text:span text:style-name="T112">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span></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207">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207">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112">– Вы заходили, когда у меня была банальная лихорадка,– вспоминает она Слотропа,– мы в тот день заварили чай из полыни.– Ну, конечно, сейчас даже <text:span text:style-name="T207">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208">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208">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208">и</text:span> Остином нашли давны<text:span text:style-name="T208">м</text:span>-давно <text:span text:style-name="T208">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208">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112"><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115">– Это точно,– после первого глотка, жалея, что мало она добавила лимонного сока, или хот<text:span text:style-name="T208">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208">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208">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113">– Так мне и надо,– говорит Слотроп, удивляясь что это он хотел этим сказать, прихлёбыва<text:span text:style-name="T208">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208">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208">яка</text:span> это <text:span text:style-name="T208">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209">защёлка</text:span>, кольцо и всё прочее, одна из серии патриотических сластей выпущенных <text:span text:style-name="T209">до того как</text:span> сахар стал таким дефицитом, <text:span text:style-name="T209">наряду</text:span>, как он определил заглянув в банку, <text:span text:style-name="T209">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209">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209">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209">е</text:span> с короткими рукавами. Испарения бензоина проникают <text:span text:style-name="T209">ему в</text:span> мозг. Голова плывёт кругом в нимбе из<text:span text:style-name="T209">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209">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209">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210">ми</text:span> эбонитовы<text:span text:style-name="T210">ми</text:span> напёрстк<text:span text:style-name="T210">ами</text:span> из прошлого столетия, <text:span text:style-name="T210">за </text:span>шпильк<text:span text:style-name="T210">ам</text:span>и, част<text:span text:style-name="T210">ям</text:span>и клапанов, резьбовы<text:span text:style-name="T210">ми</text:span> запчаст<text:span text:style-name="T210">ям</text:span>и от непонятных музыкальных инструментов, радиодетал<text:span text:style-name="T210">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210">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210">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114">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210">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210">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121"><draw:frame draw:style-name="fr1" draw:name="Image16" text:anchor-type="paragraph" svg:width="6.9252in" svg:height="0.3661in" draw:z-index="15"><draw:image xlink:href="Pictures/1000000000000B720000009B428C9716555D8079.png" xlink:type="simple" xlink:show="embed" xlink:actuate="onLoad" loext:mime-type="image/png"/></draw:frame><text:span text:style-name="T112">&amp;&amp;&amp;&am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5-31T22:12:33.753567892</dc:date>
    <meta:editing-cycles>159</meta:editing-cycles>
    <meta:editing-duration>P8DT9H9M5S</meta:editing-duration>
    <meta:generator>LibreOffice/6.1.5.2$Linux_X86_64 LibreOffice_project/10$Build-2</meta:generator>
    <meta:document-statistic meta:table-count="0" meta:image-count="16" meta:object-count="0" meta:page-count="104" meta:paragraph-count="796" meta:word-count="44735" meta:character-count="306595" meta:non-whitespace-character-count="261939"/>
  </office:meta>
</office:document-meta>
</file>